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OCHeading" style:master-page-name="MPF0" style:family="paragraph">
      <style:paragraph-properties fo:break-before="page"/>
    </style:style>
    <style:style style:name="T3" style:parent-style-name="DefaultParagraphFont" style:family="text">
      <style:text-properties fo:color="#0070C0"/>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Normal" style:family="paragraph">
      <style:paragraph-properties fo:text-align="center"/>
    </style:style>
    <style:style style:name="P6" style:parent-style-name="Normal" style:family="paragraph">
      <style:paragraph-properties fo:break-before="page"/>
    </style:style>
    <style:style style:name="P7" style:parent-style-name="Heading1" style:family="paragraph">
      <style:paragraph-properties fo:text-align="center"/>
    </style:style>
    <style:style style:name="T8" style:parent-style-name="DefaultParagraphFont" style:family="text">
      <style:text-properties style:font-name="Aptos" fo:color="#000000"/>
    </style:style>
    <style:style style:name="P9" style:parent-style-name="Heading1" style:family="paragraph">
      <style:paragraph-properties fo:text-align="center"/>
      <style:text-properties style:font-name="Aptos" fo:color="#000000"/>
    </style:style>
    <style:style style:name="T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fo:font-style="italic" style:font-style-asian="italic" style:font-style-complex="italic" fo:font-size="10pt" style:font-size-asian="10pt" style:font-size-complex="10pt"/>
    </style:style>
    <style:style style:name="T1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 style:parent-style-name="DefaultParagraphFont" style:family="text">
      <style:text-properties fo:font-style="italic" style:font-style-asian="italic" style:font-style-complex="italic" fo:font-size="10pt" style:font-size-asian="10pt" style:font-size-complex="10pt"/>
    </style:style>
    <style:style style:name="T1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 style:parent-style-name="DefaultParagraphFont" style:family="text">
      <style:text-properties fo:font-style="italic" style:font-style-asian="italic" style:font-style-complex="italic" fo:font-size="10pt" style:font-size-asian="10pt" style:font-size-complex="10pt"/>
    </style:style>
    <style:style style:name="T1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 style:parent-style-name="DefaultParagraphFont" style:family="text">
      <style:text-properties fo:font-style="italic" style:font-style-asian="italic" style:font-style-complex="italic" fo:font-size="10pt" style:font-size-asian="10pt" style:font-size-complex="10pt"/>
    </style:style>
    <style:style style:name="T1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 style:parent-style-name="DefaultParagraphFont" style:family="text">
      <style:text-properties fo:font-style="italic" style:font-style-asian="italic" style:font-style-complex="italic" fo:font-size="10pt" style:font-size-asian="10pt" style:font-size-complex="10pt"/>
    </style:style>
    <style:style style:name="T2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1" style:parent-style-name="DefaultParagraphFont" style:family="text">
      <style:text-properties fo:font-style="italic" style:font-style-asian="italic" style:font-style-complex="italic" fo:font-size="10pt" style:font-size-asian="10pt" style:font-size-complex="10pt"/>
    </style:style>
    <style:style style:name="T2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 style:parent-style-name="DefaultParagraphFont" style:family="text">
      <style:text-properties fo:font-style="italic" style:font-style-asian="italic" style:font-style-complex="italic" fo:font-size="10pt" style:font-size-asian="10pt" style:font-size-complex="10pt"/>
    </style:style>
    <style:style style:name="T2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5" style:parent-style-name="DefaultParagraphFont" style:family="text">
      <style:text-properties fo:font-style="italic" style:font-style-asian="italic" style:font-style-complex="italic" fo:font-size="10pt" style:font-size-asian="10pt" style:font-size-complex="10pt"/>
    </style:style>
    <style:style style:name="T2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7" style:parent-style-name="DefaultParagraphFont" style:family="text">
      <style:text-properties fo:font-style="italic" style:font-style-asian="italic" style:font-style-complex="italic" fo:font-size="10pt" style:font-size-asian="10pt" style:font-size-complex="10pt"/>
    </style:style>
    <style:style style:name="T2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9" style:parent-style-name="DefaultParagraphFont" style:family="text">
      <style:text-properties fo:font-style="italic" style:font-style-asian="italic" style:font-style-complex="italic" fo:font-size="10pt" style:font-size-asian="10pt" style:font-size-complex="10pt"/>
    </style:style>
    <style:style style:name="T30" style:parent-style-name="Hyperlink" style:family="text">
      <style:text-properties fo:font-weight="bold" style:font-weight-asian="bold" style:font-weight-complex="bold" fo:font-style="italic" style:font-style-asian="italic" style:font-style-complex="italic" fo:font-size="10pt" style:font-size-asian="10pt" style:font-size-complex="10pt"/>
    </style:style>
    <style:style style:name="T31" style:parent-style-name="DefaultParagraphFont" style:family="text">
      <style:text-properties fo:font-style="italic" style:font-style-asian="italic" style:font-style-complex="italic" fo:font-size="10pt" style:font-size-asian="10pt" style:font-size-complex="10pt"/>
    </style:style>
    <style:style style:name="T32" style:parent-style-name="DefaultParagraphFont" style:family="text">
      <style:text-properties fo:font-style="italic" style:font-style-asian="italic" style:font-style-complex="italic" fo:font-size="10pt" style:font-size-asian="10pt" style:font-size-complex="10pt"/>
    </style:style>
    <style:style style:name="T3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 style:parent-style-name="DefaultParagraphFont" style:family="text">
      <style:text-properties fo:font-style="italic" style:font-style-asian="italic" style:font-style-complex="italic" fo:font-size="10pt" style:font-size-asian="10pt" style:font-size-complex="10pt"/>
    </style:style>
    <style:style style:name="T3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6" style:parent-style-name="DefaultParagraphFont" style:family="text">
      <style:text-properties fo:font-style="italic" style:font-style-asian="italic" style:font-style-complex="italic" fo:font-size="10pt" style:font-size-asian="10pt" style:font-size-complex="10pt"/>
    </style:style>
    <style:style style:name="T3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8" style:parent-style-name="DefaultParagraphFont" style:family="text">
      <style:text-properties fo:font-style="italic" style:font-style-asian="italic" style:font-style-complex="italic" fo:font-size="10pt" style:font-size-asian="10pt" style:font-size-complex="10pt"/>
    </style:style>
    <style:style style:name="T3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0" style:parent-style-name="DefaultParagraphFont" style:family="text">
      <style:text-properties fo:font-style="italic" style:font-style-asian="italic" style:font-style-complex="italic" fo:font-size="10pt" style:font-size-asian="10pt" style:font-size-complex="10pt"/>
    </style:style>
    <style:style style:name="T4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2" style:parent-style-name="DefaultParagraphFont" style:family="text">
      <style:text-properties fo:font-style="italic" style:font-style-asian="italic" style:font-style-complex="italic" fo:font-size="10pt" style:font-size-asian="10pt" style:font-size-complex="10pt"/>
    </style:style>
    <style:style style:name="T4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4" style:parent-style-name="DefaultParagraphFont" style:family="text">
      <style:text-properties fo:font-style="italic" style:font-style-asian="italic" style:font-style-complex="italic" fo:font-size="10pt" style:font-size-asian="10pt" style:font-size-complex="10pt"/>
    </style:style>
    <style:style style:name="T4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6" style:parent-style-name="DefaultParagraphFont" style:family="text">
      <style:text-properties fo:font-style="italic" style:font-style-asian="italic" style:font-style-complex="italic" fo:font-size="10pt" style:font-size-asian="10pt" style:font-size-complex="10pt"/>
    </style:style>
    <style:style style:name="P47" style:parent-style-name="Normal" style:family="paragraph">
      <style:paragraph-properties fo:text-align="center"/>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P56" style:parent-style-name="Normal" style:master-page-name="MPF1" style:family="paragraph">
      <style:paragraph-properties fo:break-before="page"/>
    </style:style>
    <style:style style:name="P60" style:parent-style-name="Normal" style:family="paragraph">
      <style:paragraph-properties fo:text-align="center"/>
      <style:text-properties fo:font-size="26pt" style:font-size-asian="26pt" style:font-size-complex="26pt"/>
    </style:style>
    <style:style style:name="P61" style:parent-style-name="Normal" style:master-page-name="MPF2" style:family="paragraph">
      <style:paragraph-properties fo:break-before="page" fo:text-align="center"/>
    </style:style>
    <style:style style:name="P66" style:parent-style-name="Normal" style:family="paragraph">
      <style:paragraph-properties fo:text-align="center"/>
    </style:style>
    <style:style style:name="T6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8" style:parent-style-name="DefaultParagraphFont" style:family="text">
      <style:text-properties fo:font-style="italic" style:font-style-asian="italic" style:font-style-complex="italic" fo:font-size="10pt" style:font-size-asian="10pt" style:font-size-complex="10pt"/>
    </style:style>
    <style:style style:name="T6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0" style:parent-style-name="DefaultParagraphFont" style:family="text">
      <style:text-properties fo:font-style="italic" style:font-style-asian="italic" style:font-style-complex="italic" fo:font-size="10pt" style:font-size-asian="10pt" style:font-size-complex="10pt"/>
    </style:style>
    <style:style style:name="T71" style:parent-style-name="DefaultParagraphFont" style:family="text">
      <style:text-properties fo:font-style="italic" style:font-style-asian="italic" style:font-style-complex="italic" fo:font-size="10pt" style:font-size-asian="10pt" style:font-size-complex="10pt"/>
    </style:style>
    <style:style style:name="T72" style:parent-style-name="DefaultParagraphFont" style:family="text">
      <style:text-properties fo:font-style="italic" style:font-style-asian="italic" style:font-style-complex="italic" fo:font-size="10pt" style:font-size-asian="10pt" style:font-size-complex="10pt"/>
    </style:style>
    <style:style style:name="T73" style:parent-style-name="DefaultParagraphFont" style:family="text">
      <style:text-properties fo:font-style="italic" style:font-style-asian="italic" style:font-style-complex="italic" fo:font-size="10pt" style:font-size-asian="10pt" style:font-size-complex="10pt"/>
    </style:style>
    <style:style style:name="T74" style:parent-style-name="DefaultParagraphFont" style:family="text">
      <style:text-properties fo:font-style="italic" style:font-style-asian="italic" style:font-style-complex="italic" fo:font-size="10pt" style:font-size-asian="10pt" style:font-size-complex="10pt"/>
    </style:style>
    <style:style style:name="T75" style:parent-style-name="DefaultParagraphFont" style:family="text">
      <style:text-properties fo:font-style="italic" style:font-style-asian="italic" style:font-style-complex="italic" fo:font-size="10pt" style:font-size-asian="10pt" style:font-size-complex="10pt"/>
    </style:style>
    <style:style style:name="P76" style:parent-style-name="Normal" style:family="paragraph">
      <style:text-properties fo:font-style="italic" style:font-style-asian="italic" style:font-style-complex="italic" fo:font-size="10pt" style:font-size-asian="10pt" style:font-size-complex="10pt"/>
    </style:style>
    <style:style style:name="T7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8" style:parent-style-name="DefaultParagraphFont" style:family="text">
      <style:text-properties fo:font-style="italic" style:font-style-asian="italic" style:font-style-complex="italic" fo:font-size="10pt" style:font-size-asian="10pt" style:font-size-complex="10pt"/>
    </style:style>
    <style:style style:name="P79" style:parent-style-name="Normal" style:family="paragraph">
      <style:text-properties fo:font-style="italic" style:font-style-asian="italic" style:font-style-complex="italic" fo:font-size="10pt" style:font-size-asian="10pt" style:font-size-complex="10pt"/>
    </style:style>
    <style:style style:name="T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1" style:parent-style-name="DefaultParagraphFont" style:family="text">
      <style:text-properties fo:font-style="italic" style:font-style-asian="italic" style:font-style-complex="italic" fo:font-size="10pt" style:font-size-asian="10pt" style:font-size-complex="10pt"/>
    </style:style>
    <style:style style:name="T8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3" style:parent-style-name="DefaultParagraphFont" style:family="text">
      <style:text-properties fo:font-style="italic" style:font-style-asian="italic" style:font-style-complex="italic" fo:font-size="10pt" style:font-size-asian="10pt" style:font-size-complex="10pt"/>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text-align="center"/>
    </style:style>
    <style:style style:name="P87" style:parent-style-name="Normal" style:family="paragraph">
      <style:text-properties fo:font-weight="bold" style:font-weight-asian="bold" style:font-weight-complex="bold" fo:font-style="italic" style:font-style-asian="italic" style:font-style-complex="italic" fo:font-size="10pt" style:font-size-asian="10pt" style:font-size-complex="10pt"/>
    </style:style>
    <style:style style:name="P88"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9"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0"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1"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2"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3"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4"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5"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6"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7" style:parent-style-name="Normal" style:family="paragraph">
      <style:paragraph-properties fo:margin-bottom="0.0416in"/>
      <style:text-properties fo:font-weight="bold" style:font-weight-asian="bold" style:font-weight-complex="bold" fo:font-style="italic" style:font-style-asian="italic" style:font-style-complex="italic" fo:font-size="9pt" style:font-size-asian="9pt" style:font-size-complex="9pt"/>
    </style:style>
    <style:style style:name="P98"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9"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100"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101"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102"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103"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104" style:parent-style-name="Normal" style:family="paragraph">
      <style:paragraph-properties fo:margin-bottom="0.0416in"/>
    </style:style>
    <style:style style:name="T10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06" style:parent-style-name="DefaultParagraphFont" style:family="text">
      <style:text-properties fo:font-style="italic" style:font-style-asian="italic" style:font-style-complex="italic" fo:font-size="9pt" style:font-size-asian="9pt" style:font-size-complex="9pt"/>
    </style:style>
    <style:style style:name="T107"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08" style:parent-style-name="DefaultParagraphFont" style:family="text">
      <style:text-properties fo:font-style="italic" style:font-style-asian="italic" style:font-style-complex="italic" fo:font-size="9pt" style:font-size-asian="9pt" style:font-size-complex="9pt"/>
    </style:style>
    <style:style style:name="T10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0" style:parent-style-name="DefaultParagraphFont" style:family="text">
      <style:text-properties fo:font-style="italic" style:font-style-asian="italic" style:font-style-complex="italic" fo:font-size="9pt" style:font-size-asian="9pt" style:font-size-complex="9pt"/>
    </style:style>
    <style:style style:name="T11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4" style:parent-style-name="DefaultParagraphFont" style:family="text">
      <style:text-properties fo:font-style="italic" style:font-style-asian="italic" style:font-style-complex="italic" fo:font-size="9pt" style:font-size-asian="9pt" style:font-size-complex="9pt"/>
    </style:style>
    <style:style style:name="T115" style:parent-style-name="DefaultParagraphFont" style:family="text">
      <style:text-properties fo:font-style="italic" style:font-style-asian="italic" style:font-style-complex="italic" fo:font-size="9pt" style:font-size-asian="9pt" style:font-size-complex="9pt"/>
    </style:style>
    <style:style style:name="T116"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7" style:parent-style-name="DefaultParagraphFont" style:family="text">
      <style:text-properties fo:font-style="italic" style:font-style-asian="italic" style:font-style-complex="italic" fo:font-size="9pt" style:font-size-asian="9pt" style:font-size-complex="9pt"/>
    </style:style>
    <style:style style:name="P118" style:parent-style-name="Normal" style:family="paragraph">
      <style:paragraph-properties fo:margin-bottom="0.0416in"/>
    </style:style>
    <style:style style:name="T11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20" style:parent-style-name="DefaultParagraphFont" style:family="text">
      <style:text-properties fo:font-style="italic" style:font-style-asian="italic" style:font-style-complex="italic" fo:font-size="9pt" style:font-size-asian="9pt" style:font-size-complex="9pt"/>
    </style:style>
    <style:style style:name="P121" style:parent-style-name="Normal" style:family="paragraph">
      <style:paragraph-properties fo:text-align="center"/>
    </style:style>
    <style:style style:name="T122" style:parent-style-name="DefaultParagraphFont" style:family="text">
      <style:text-properties fo:font-weight="bold" style:font-weight-asian="bold" style:font-weight-complex="bold"/>
    </style:style>
    <style:style style:name="P123" style:parent-style-name="Normal" style:family="paragraph">
      <style:paragraph-properties fo:margin-bottom="0.0416in"/>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style="italic" style:font-style-asian="italic" style:font-style-complex="italic" fo:font-size="10pt" style:font-size-asian="10pt" style:font-size-complex="10pt"/>
    </style:style>
    <style:style style:name="T134" style:parent-style-name="DefaultParagraphFont" style:family="text">
      <style:text-properties fo:font-style="italic" style:font-style-asian="italic" style:font-style-complex="italic" fo:font-size="10pt" style:font-size-asian="10pt" style:font-size-complex="10pt"/>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style="italic" style:font-style-asian="italic" style:font-style-complex="italic" fo:font-size="10pt" style:font-size-asian="10pt" style:font-size-complex="10pt"/>
    </style:style>
    <style:style style:name="T137" style:parent-style-name="DefaultParagraphFont" style:family="text">
      <style:text-properties fo:font-style="italic" style:font-style-asian="italic" style:font-style-complex="italic" fo:font-size="10pt" style:font-size-asian="10pt" style:font-size-complex="10pt"/>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size="10pt" style:font-size-asian="10pt" style:font-size-complex="10pt"/>
    </style:style>
    <style:style style:name="T140" style:parent-style-name="DefaultParagraphFont" style:family="text">
      <style:text-properties fo:font-style="italic" style:font-style-asian="italic" style:font-style-complex="italic" fo:font-size="10pt" style:font-size-asian="10pt" style:font-size-complex="10pt"/>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style="italic" style:font-style-asian="italic" style:font-style-complex="italic" fo:font-size="10pt" style:font-size-asian="10pt" style:font-size-complex="10pt"/>
    </style:style>
    <style:style style:name="P143" style:parent-style-name="Normal" style:family="paragraph">
      <style:paragraph-properties fo:text-align="center"/>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P147" style:parent-style-name="Normal" style:family="paragraph">
      <style:paragraph-properties fo:text-align="center"/>
    </style:style>
    <style:style style:name="P148" style:parent-style-name="Normal" style:family="paragraph">
      <style:paragraph-properties fo:text-align="center"/>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style="italic" style:font-style-asian="italic" style:font-style-complex="italic" fo:font-size="10pt" style:font-size-asian="10pt" style:font-size-complex="10pt"/>
    </style:style>
    <style:style style:name="T151" style:parent-style-name="DefaultParagraphFont" style:family="text">
      <style:text-properties fo:font-style="italic" style:font-style-asian="italic" style:font-style-complex="italic" fo:font-size="10pt" style:font-size-asian="10pt" style:font-size-complex="10pt"/>
    </style:style>
    <style:style style:name="T152" style:parent-style-name="DefaultParagraphFont" style:family="text">
      <style:text-properties fo:font-style="italic" style:font-style-asian="italic" style:font-style-complex="italic" fo:font-size="10pt" style:font-size-asian="10pt" style:font-size-complex="10pt"/>
    </style:style>
    <style:style style:name="T153" style:parent-style-name="DefaultParagraphFont" style:family="text">
      <style:text-properties fo:font-style="italic" style:font-style-asian="italic" style:font-style-complex="italic" fo:font-size="10pt" style:font-size-asian="10pt" style:font-size-complex="10pt"/>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style="italic" style:font-style-asian="italic" style:font-style-complex="italic" fo:font-size="10pt" style:font-size-asian="10pt" style:font-size-complex="10pt"/>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style="italic" style:font-style-asian="italic" style:font-style-complex="italic" fo:font-size="10pt" style:font-size-asian="10pt" style:font-size-complex="10pt"/>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style="italic" style:font-style-asian="italic" style:font-style-complex="italic" fo:font-size="10pt" style:font-size-asian="10pt" style:font-size-complex="10pt"/>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fo:font-size="10pt" style:font-size-asian="10pt" style:font-size-complex="10pt"/>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fo:font-style="italic" style:font-style-asian="italic" style:font-style-complex="italic"/>
    </style:style>
    <style:style style:name="P169" style:parent-style-name="Normal" style:family="paragraph">
      <style:paragraph-properties fo:text-align="center"/>
    </style:style>
    <style:style style:name="P170" style:parent-style-name="Normal" style:family="paragraph">
      <style:paragraph-properties fo:text-align="center"/>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P176" style:parent-style-name="Normal" style:family="paragraph">
      <style:text-properties fo:font-weight="bold" style:font-weight-asian="bold" style:font-weight-complex="bold"/>
    </style:style>
    <style:style style:name="P177" style:parent-style-name="Normal" style:family="paragraph">
      <style:text-properties fo:font-style="italic" style:font-style-asian="italic" style:font-style-complex="italic" fo:font-size="9pt" style:font-size-asian="9pt" style:font-size-complex="9pt"/>
    </style:style>
    <style:style style:name="P178" style:parent-style-name="Normal" style:family="paragraph">
      <style:text-properties fo:font-style="italic" style:font-style-asian="italic" style:font-style-complex="italic" fo:font-size="9pt" style:font-size-asian="9pt" style:font-size-complex="9pt"/>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1" style:parent-style-name="DefaultParagraphFont" style:family="text">
      <style:text-properties fo:font-style="italic" style:font-style-asian="italic" style:font-style-complex="italic" fo:font-size="9pt" style:font-size-asian="9pt" style:font-size-complex="9pt"/>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style="italic" style:font-style-asian="italic" style:font-style-complex="italic" fo:font-size="9pt" style:font-size-asian="9pt" style:font-size-complex="9pt"/>
    </style:style>
    <style:style style:name="T184" style:parent-style-name="DefaultParagraphFont" style:family="text">
      <style:text-properties fo:font-weight="bold" style:font-weight-asian="bold" style:font-weight-complex="bold" fo:font-size="9pt" style:font-size-asian="9pt" style:font-size-complex="9pt"/>
    </style:style>
    <style:style style:name="T185" style:parent-style-name="DefaultParagraphFont" style:family="text">
      <style:text-properties fo:font-style="italic" style:font-style-asian="italic" style:font-style-complex="italic" fo:font-size="9pt" style:font-size-asian="9pt" style:font-size-complex="9pt"/>
    </style:style>
    <style:style style:name="P186" style:parent-style-name="Normal" style:family="paragraph">
      <style:paragraph-properties fo:text-align="center"/>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fo:font-style="italic" style:font-style-asian="italic" style:font-style-complex="italic"/>
    </style:style>
    <style:style style:name="P196" style:parent-style-name="Normal" style:family="paragraph">
      <style:text-properties fo:font-style="italic" style:font-style-asian="italic" style:font-style-complex="italic"/>
    </style:style>
    <style:style style:name="P197" style:parent-style-name="Normal" style:family="paragraph">
      <style:paragraph-properties fo:text-align="center"/>
    </style:style>
    <style:style style:name="P198" style:parent-style-name="Normal" style:family="paragraph">
      <style:paragraph-properties fo:text-align="center"/>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style="italic" style:font-style-asian="italic" style:font-style-complex="italic" fo:font-size="10pt" style:font-size-asian="10pt" style:font-size-complex="10pt"/>
    </style:style>
    <style:style style:name="T201" style:parent-style-name="DefaultParagraphFont" style:family="text">
      <style:text-properties fo:font-style="italic" style:font-style-asian="italic" style:font-style-complex="italic" fo:font-size="10pt" style:font-size-asian="10pt" style:font-size-complex="10pt"/>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style="italic" style:font-style-asian="italic" style:font-style-complex="italic" fo:font-size="10pt" style:font-size-asian="10pt" style:font-size-complex="10pt"/>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style="italic" style:font-style-asian="italic" style:font-style-complex="italic" fo:font-size="10pt" style:font-size-asian="10pt" style:font-size-complex="10pt"/>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style="italic" style:font-style-asian="italic" style:font-style-complex="italic" fo:font-size="10pt" style:font-size-asian="10pt" style:font-size-complex="10pt"/>
    </style:style>
    <style:style style:name="P208" style:parent-style-name="Normal" style:family="paragraph">
      <style:paragraph-properties fo:text-align="center"/>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Normal" style:family="paragraph">
      <style:paragraph-properties fo:text-align="center"/>
    </style:style>
    <style:style style:name="P214" style:parent-style-name="Normal" style:family="paragraph">
      <style:paragraph-properties fo:text-align="center"/>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style="italic" style:font-style-asian="italic" style:font-style-complex="italic" fo:font-size="10pt" style:font-size-asian="10pt" style:font-size-complex="10pt"/>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style="italic" style:font-style-asian="italic" style:font-style-complex="italic" fo:font-size="10pt" style:font-size-asian="10pt" style:font-size-complex="10pt"/>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style="italic" style:font-style-asian="italic" style:font-style-complex="italic" fo:font-size="10pt" style:font-size-asian="10pt" style:font-size-complex="10pt"/>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style="italic" style:font-style-asian="italic" style:font-style-complex="italic" fo:font-size="10pt" style:font-size-asian="10pt" style:font-size-complex="10pt"/>
    </style:style>
    <style:style style:name="P223" style:parent-style-name="Normal" style:family="paragraph">
      <style:paragraph-properties fo:text-align="center"/>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P228" style:parent-style-name="Normal" style:family="paragraph">
      <style:text-properties fo:font-style="italic" style:font-style-asian="italic" style:font-style-complex="italic"/>
    </style:style>
    <style:style style:name="P229" style:parent-style-name="Normal" style:family="paragraph">
      <style:paragraph-properties fo:text-align="center"/>
    </style:style>
    <style:style style:name="P230" style:parent-style-name="Normal" style:family="paragraph">
      <style:paragraph-properties fo:text-align="center"/>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style="italic" style:font-style-asian="italic" style:font-style-complex="italic" fo:font-size="10pt" style:font-size-asian="10pt" style:font-size-complex="10pt"/>
    </style:style>
    <style:style style:name="T233" style:parent-style-name="DefaultParagraphFont" style:family="text">
      <style:text-properties fo:font-style="italic" style:font-style-asian="italic" style:font-style-complex="italic" fo:font-size="10pt" style:font-size-asian="10pt" style:font-size-complex="10pt"/>
    </style:style>
    <style:style style:name="T234" style:parent-style-name="DefaultParagraphFont" style:family="text">
      <style:text-properties fo:font-weight="bold" style:font-weight-asian="bold" style:font-weight-complex="bold" fo:font-style="italic" style:font-style-asian="italic" style:font-style-complex="italic"/>
    </style:style>
    <style:style style:name="T23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6" style:parent-style-name="DefaultParagraphFont" style:family="text">
      <style:text-properties fo:font-style="italic" style:font-style-asian="italic" style:font-style-complex="italic" fo:font-size="10pt" style:font-size-asian="10pt" style:font-size-complex="10pt"/>
    </style:style>
    <style:style style:name="T237" style:parent-style-name="DefaultParagraphFont" style:family="text">
      <style:text-properties fo:font-weight="bold" style:font-weight-asian="bold" style:font-weight-complex="bold" fo:font-style="italic" style:font-style-asian="italic" style:font-style-complex="italic"/>
    </style:style>
    <style:style style:name="T238" style:parent-style-name="DefaultParagraphFont" style:family="text">
      <style:text-properties fo:font-style="italic" style:font-style-asian="italic" style:font-style-complex="italic" fo:font-size="10pt" style:font-size-asian="10pt" style:font-size-complex="10pt"/>
    </style:style>
    <style:style style:name="T239" style:parent-style-name="DefaultParagraphFont" style:family="text">
      <style:text-properties fo:font-weight="bold" style:font-weight-asian="bold" style:font-weight-complex="bold" fo:font-style="italic" style:font-style-asian="italic" style:font-style-complex="italic"/>
    </style:style>
    <style:style style:name="T240" style:parent-style-name="DefaultParagraphFont" style:family="text">
      <style:text-properties fo:font-style="italic" style:font-style-asian="italic" style:font-style-complex="italic" fo:font-size="10pt" style:font-size-asian="10pt" style:font-size-complex="10pt"/>
    </style:style>
    <style:style style:name="P241" style:parent-style-name="Normal" style:family="paragraph">
      <style:paragraph-properties fo:text-align="center"/>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P246" style:parent-style-name="Normal" style:family="paragraph">
      <style:paragraph-properties fo:text-align="center"/>
    </style:style>
    <style:style style:name="P247" style:parent-style-name="Normal" style:family="paragraph">
      <style:paragraph-properties fo:text-align="center"/>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style="italic" style:font-style-asian="italic" style:font-style-complex="italic" fo:font-size="10pt" style:font-size-asian="10pt" style:font-size-complex="10pt"/>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style="italic" style:font-style-asian="italic" style:font-style-complex="italic" fo:font-size="10pt" style:font-size-asian="10pt" style:font-size-complex="10pt"/>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style="italic" style:font-style-asian="italic" style:font-style-complex="italic" fo:font-size="10pt" style:font-size-asian="10pt" style:font-size-complex="10pt"/>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style="italic" style:font-style-asian="italic" style:font-style-complex="italic" fo:font-size="10pt" style:font-size-asian="10pt" style:font-size-complex="10pt"/>
    </style:style>
    <style:style style:name="P256" style:parent-style-name="Normal" style:family="paragraph">
      <style:paragraph-properties fo:text-align="center"/>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P261" style:parent-style-name="Normal" style:family="paragraph">
      <style:text-properties fo:font-style="italic" style:font-style-asian="italic" style:font-style-complex="italic"/>
    </style:style>
    <style:style style:name="P262" style:parent-style-name="Normal" style:family="paragraph">
      <style:paragraph-properties fo:text-align="center"/>
    </style:style>
    <style:style style:name="P263" style:parent-style-name="Normal" style:family="paragraph">
      <style:paragraph-properties fo:text-align="center"/>
    </style:style>
    <style:style style:name="T264" style:parent-style-name="DefaultParagraphFont" style:family="text">
      <style:text-properties fo:font-weight="bold" style:font-weight-asian="bold" style:font-weight-complex="bold"/>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style="italic" style:font-style-asian="italic" style:font-style-complex="italic" fo:font-size="10pt" style:font-size-asian="10pt" style:font-size-complex="10pt"/>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style="italic" style:font-style-asian="italic" style:font-style-complex="italic" fo:font-size="10pt" style:font-size-asian="10pt" style:font-size-complex="10pt"/>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weight="bold" style:font-weight-asian="bold" style:font-weight-complex="bold"/>
    </style:style>
    <style:style style:name="T272" style:parent-style-name="DefaultParagraphFont" style:family="text">
      <style:text-properties fo:font-style="italic" style:font-style-asian="italic" style:font-style-complex="italic" fo:font-size="10pt" style:font-size-asian="10pt" style:font-size-complex="10pt"/>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style="italic" style:font-style-asian="italic" style:font-style-complex="italic" fo:font-size="10pt" style:font-size-asian="10pt" style:font-size-complex="10pt"/>
    </style:style>
    <style:style style:name="T275" style:parent-style-name="DefaultParagraphFont" style:family="text">
      <style:text-properties fo:font-style="italic" style:font-style-asian="italic" style:font-style-complex="italic" fo:font-size="10pt" style:font-size-asian="10pt" style:font-size-complex="10pt"/>
    </style:style>
    <style:style style:name="P276" style:parent-style-name="Normal" style:family="paragraph">
      <style:paragraph-properties fo:text-align="center"/>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style="italic" style:font-style-asian="italic" style:font-style-complex="italic"/>
    </style:style>
    <style:style style:name="T281" style:parent-style-name="DefaultParagraphFont" style:family="text">
      <style:text-properties fo:font-weight="bold" style:font-weight-asian="bold" style:font-weight-complex="bold"/>
    </style:style>
    <style:style style:name="P282" style:parent-style-name="Normal" style:family="paragraph">
      <style:paragraph-properties fo:text-align="center"/>
    </style:style>
  </office:automatic-styles>
  <office:body>
    <office:text text:use-soft-page-breaks="true">
      <text:p text:style-name="P1"><text:span text:style-name="T3">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83295409" office:target-frame-name="_top" xlink:show="replace"><text:span text:style-name="Hyperlink">Jesus, King of<text:s/></text:span><text:bookmark-start text:name="_Hlt183295468"/><text:bookmark-start text:name="_Hlt183295469"/><text:span text:style-name="Hyperlink">t</text:span><text:bookmark-end text:name="_Hlt183295468"/><text:bookmark-end text:name="_Hlt183295469"/><text:span text:style-name="Hyperlink">he Universe (B)</text:span><text:tab/>2</text:a></text:p>
        </text:index-body>
      </text:table-of-content>
      <text:p text:style-name="Normal"/>
      <text:p text:style-name="P5"/>
      <text:p text:style-name="P6"/>
      <text:h text:style-name="P7" text:outline-level="1"><text:bookmark-start text:name="_Toc183295409"/>The Solemnity of Our Lord Jesus Christ, King of the Universe<text:span text:style-name="T8"><text:s/>(B)</text:span></text:h>
      <text:h text:style-name="P9" text:outline-level="1">Daniel 7, 12-14; Psalm 93, 1-2, 5; Revelation 1, 5-8; John 18, 33b-37<text:bookmark-end text:name="_Toc183295409"/></text:h>
      <text:p text:style-name="Normal"><text:span text:style-name="T10">Daniel 7, 12-14</text:span><text:span text:style-name="T11">:<text:s/></text:span><text:span text:style-name="T12">12<text:s/></text:span><text:span text:style-name="T13">As for the rest of the beasts, their ruling authority had already been removed, though they were permitted to go on living for a time and a season. </text:span><text:span text:style-name="T14">13</text:span><text:span text:style-name="T15"><text:s/>I was watching in the night visions, “And with the clouds of the sky one like a son of man was approaching. He went up to the Ancient of Days and was escorted before him.<text:s/></text:span><text:span text:style-name="T16">14<text:s/></text:span><text:span text:style-name="T17">To him was given ruling authority, honor, and sovereignty. All peoples, nations, and language groups were serving him. His authority is eternal and will not pass away. His kingdom will not be destroyed.</text:span></text:p>
      <text:p text:style-name="Normal"><text:span text:style-name="T18">Psalm 93, 1-2, 5</text:span><text:span text:style-name="T19">:<text:s/></text:span><text:span text:style-name="T20">1</text:span><text:span text:style-name="T21"><text:s/>The Lord reigns! He is robed in majesty, the Lord is robed, he wears strength around his waist. Indeed, the world is established, it cannot be moved.<text:s/></text:span><text:span text:style-name="T22">2<text:s/></text:span><text:span text:style-name="T23">Your throne has been secure from ancient times; you have always been king.<text:s/></text:span><text:span text:style-name="T24">5<text:s/></text:span><text:span text:style-name="T25">The rules you set down are completely reliable. Holiness aptly adorns your house, O Lord, forever.</text:span></text:p>
      <text:p text:style-name="Normal"><text:span text:style-name="T26">Revelation 1, 5-8</text:span><text:span text:style-name="T27">:<text:s/></text:span><text:span text:style-name="T28">5</text:span><text:span text:style-name="T29"><text:s/>Jesus Christ – the faithful witness, the firstborn from among the dead, the ruler over the kings of the earth. To the one who loves us and has set us free from our sins at the cost of his own blood </text:span><text:a xlink:href="https://biblehub.com/revelation/1-6.htm" office:target-frame-name="_top" xlink:show="replace"><text:span text:style-name="T30">6</text:span></text:a><text:span text:style-name="T31">and has appointed us as a kingdom, as priests serving his God and Father – to him be the glory and the power for ever and ever! Amen.<text:s/></text:span><text:a xlink:href="https://biblehub.com/revelation/1-7.htm" office:target-frame-name="_top" xlink:show="replace"/><text:span text:style-name="T32">7 (Look! He is returning with the clouds, and every eye will see him, even those who pierced him, and all the tribes on the earth will mourn because of him. This will certainly come to pass! Amen.)<text:s/></text:span><text:span text:style-name="T33">8<text:s/></text:span><text:span text:style-name="T34">“I am the Alpha and the Omega,” says the Lord God – the one who is, and who was, and who is still to come – the All-Powerful!</text:span></text:p>
      <text:p text:style-name="Normal"><text:span text:style-name="T35">John 18, 33b-37</text:span><text:span text:style-name="T36">:<text:s/></text:span><text:span text:style-name="T37">33<text:s/></text:span><text:span text:style-name="T38">So Pilate went back into the governor’s residence, summoned Jesus, and asked him, “Are you the king of the Jews?” </text:span><text:span text:style-name="T39">34</text:span><text:span text:style-name="T40"><text:s/>Jesus replied, “Are you saying this on your own initiative, or have others told you about me?” </text:span><text:span text:style-name="T41">35</text:span><text:span text:style-name="T42"><text:s/>Pilate answered, “I am not a Jew, am I? Your own people and your chief priests handed you over to me. What have you done?”<text:s/></text:span><text:span text:style-name="T43">36<text:s/></text:span><text:span text:style-name="T44">Jesus replied, “My kingdom is not from this world. If my kingdom were from this world, my servants would be fighting to keep me from being handed over to the Jewish authorities. But as it is, my kingdom is not from here.” </text:span><text:span text:style-name="T45">37</text:span><text:span text:style-name="T46"><text:s/>Then Pilate said, “So you are a king!” Jesus replied, “You say that I am a king. For this reason I was born, and for this reason I came into the world – to testify to the truth. Everyone who belongs to the truth listens to my voice.”</text:span></text:p>
      <text:p text:style-name="P47">Why is Jesus the King of the Universe?</text:p>
      <text:p text:style-name="Normal">In<text:s/><text:span text:style-name="T48">John 18:33b-37</text:span>, Pilate asks Jesus if He is the King of the Jews. Jesus then responds by asking if Pilate is asking this question on his own initiative or because others have told him. Jesus is asking this question to all of us because we need to answer for ourselves: why do we call Him King of the Universe? Is it because it is common for people to say this title, or because I personally know Jesus, and those words are not just repeating what everyone else has said? What do I ask, and how do I address Jesus? We attribute various names and titles to Him: Lord, Savior, Redeemer, Son of God... Do I say them "on my own," or simply because it is customary? How could I address Him based on the deepest experiences of my life?</text:p>
      <text:p text:style-name="Normal">Pilate then asks what Jesus has done. Why has Jesus’s own nation turned against Him and made Him suffer on the cross? This is because the Jews were expecting the Messiah to act like the king of this world, based on their own worldly ideas. However, this world is broken, and the kings of this world are often corrupt, seeking to find gain and profit. But Jesus’s kingdom is not from this world: “My kingdom is not from this world. If my kingdom were from this world, my servants would be fighting to keep me from being handed over to the Jewish authorities. But as it is, my kingdom is not from here.” (<text:span text:style-name="T49">John 18:36</text:span>). Notice how Jesus says that His kingdom is not from this world; that means<text:s/><text:soft-page-break/>that His kingdom is in this world, but people did not create His kingdom, so most of them don’t understand Him or His kingdom.</text:p>
      <text:p text:style-name="Normal">Jesus’s kingdom is incredible, and His mission, as the King, is far greater than any of us could have imagined. In this kingdom, people care about the inside instead of the outside; they care about the intention rather than what others would think; they care about the truth instead of following formal laws. Jesus is the King whose weapon is the truth; His mission is to bring the truth to this broken world. In<text:s/><text:span text:style-name="T50">John 8:32</text:span>, Jesus says that if you know His truth, the truth shall set you free. Jesus’s goal is far greater than anything in this world: it is to set us free – to defeat sin forever, defeat the darkness in the world, bring heaven on earth, and make us immortal together with Him.</text:p>
      <text:p text:style-name="Normal">In order to complete that, He took our punishment, which all of us deserve for breaking His law millions of times and disrespecting Him. That is why we need to praise Him, because He is so loving and kind and the most amazing thing that has happened in all the universe. He is the only way to life. The best thing is that His gift is completely free; we have to accept it and live by it. Jesus’ kingdom begins within us. In<text:s/><text:span text:style-name="T51">Luke 17:21</text:span>, He says, "The kingdom of God is within you." This means that by accepting Jesus as King, we allow His truth, love, and justice to reign in our hearts and transform our lives.</text:p>
      <text:p text:style-name="Normal">Most people don’t understand the significance and meaning behind Jesus’s death on the cross, and that is why they don’t appreciate Him that much. Jesus did all of this not for Himself but for the will of His Father. He took our punishment when we did not believe Him and disrespected Him. This is the kindness of God and truly makes Him the strongest King of all time because no other king could show this much love to others when He is mocked and hated.</text:p>
      <text:p text:style-name="Normal">When Jesus was on the cross, a sign was put that said: “Jesus of Nazareth, King of the Jews.” Jesus doesn’t need people’s added tools to prove that He is King. Only when we understand that Jesus gave everything out of love for us and sacrificed everything to save us when we mocked Him will we understand that He is the King of the Universe. The least we could do is follow His teachings, spend time with Him, and live our life for Him.</text:p>
      <text:p text:style-name="Normal">In<text:s/><text:span text:style-name="T52">Psalm 93:1</text:span>, it says that “The Lord reigns! He is robed in majesty, the Lord is robed, He wears strength around His waist. Indeed, the world is established, it cannot be moved.” The truth is His strength - the strongest weapon, as sharp as a double-edged sword as stated in Hebrews.</text:p>
      <text:p text:style-name="Normal">In<text:s/><text:span text:style-name="T53">Daniel 7:12</text:span>, it says: “As for the rest of the beasts, their ruling authority had already been removed, though they were permitted to go on living for a time and a season.” Here, other worldly kingdoms are portrayed as beasts, completely opposite and not even close to God. Daniel sees a vision of Jesus – King of the Universe, through whom salvation was fulfilled. His kingdom is forever and ever and will never be destroyed. It is truly worth it to live for Him and praise Him all the time of your life. Praising God should always be on your lips (<text:span text:style-name="T54">Psalm 34:2</text:span>).</text:p>
      <text:p text:style-name="Normal">In<text:s/><text:span text:style-name="T55">Revelation 1:5-8</text:span>, it says what Jesus has accomplished – He shed His blood so that we could be cleaned from sin and made His kingdom here on Earth for the Father. Jesus is coming back and is already here; every eye will see Him, even those who pierced Him, and every knee will bow to Him because He is the King of the Universe. He is the Alpha and Omega, the beginning and the end, and will always be King. This reminds us that Jesus’ kingship encompasses all time and space, making Him not just a king but the King of the Universe.</text:p>
      <text:p text:style-name="P5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0">The third liturgical year cycle (C)</text:p>
      <text:soft-page-break/>
      <text:p text:style-name="P61">First Sunday of Advent (C)</text:p>
      <text:p text:style-name="P66">Jer 33, 14-16; Ps 25, 4-5ab. 8-9. 10. 14; 1 Tes 3, 12 – 4, 2; Lk 21, 25-28. 34-36</text:p>
      <text:p text:style-name="Normal"><text:span text:style-name="T67">Jeremiah 33, 14-16:</text:span><text:span text:style-name="T68"><text:s/>14 "The days are coming," declares the Lord, "when I will fulfill the good promise I made to the people of Israel and Judah. 15 In those days and at that time I will make a righteous Branch sprout from David’s line; he will do what is just and right in the land. 16 In those days Judah will be saved and Jerusalem will live in safety. This is the name by which it will be called: The Lord Our Righteous Savior."</text:span></text:p>
      <text:p text:style-name="Normal"><text:span text:style-name="T69">Psalm 25:4-5ab, 8-9, 10, 14</text:span><text:span text:style-name="T70">:</text:span><text:span text:style-name="T71"><text:line-break/>4 Show me your ways, Lord,</text:span><text:span text:style-name="T72"><text:line-break/>teach me your paths.</text:span><text:span text:style-name="T73"><text:line-break/>5 Guide me in your truth and teach me,</text:span><text:span text:style-name="T74"><text:line-break/>for you are God my Savior,</text:span><text:span text:style-name="T75"><text:line-break/>and my hope is in you all day long.</text:span></text:p>
      <text:p text:style-name="P76">8 Good and upright is the Lord;<text:line-break/>therefore he instructs sinners in his ways.<text:line-break/>9 He guides the humble in what is right<text:line-break/>and teaches them his way.<text:line-break/>10 All the ways of the Lord are loving and faithful<text:line-break/>toward those who keep the demands of his covenant.<text:line-break/>14 The Lord confides in those who fear him;<text:line-break/>he makes his covenant known to them.</text:p>
      <text:p text:style-name="Normal"><text:span text:style-name="T77">1 Thessalonians 3,12 – 4,2:</text:span><text:span text:style-name="T78"><text:s/>12 May the Lord make your love increase and overflow for each other and for everyone else, just as ours does for you. 13 May he strengthen your hearts so that you will be blameless and holy in the presence of our God and Father when our Lord Jesus comes with all his holy ones.</text:span></text:p>
      <text:p text:style-name="P79">4:1 As for other matters, brothers and sisters, we instructed you how to live in order to please God, as in fact you are living. Now we ask you and urge you in the Lord Jesus to do this more and more. 2 For you know what instructions we gave you by the authority of the Lord Jesus.</text:p>
      <text:p text:style-name="Normal"><text:span text:style-name="T80">Luke 21:25-28, 34-36:</text:span><text:span text:style-name="T81"><text:s/>25 "There will be signs in the sun, moon and stars. On the earth, nations will be in anguish and perplexity at the roaring and tossing of the sea. 26 People will faint from terror, apprehensive of what is coming on the world, for the heavenly bodies will be shaken. 27 At that time they will see the Son of Man coming in a cloud with power and great glory. 28 When these things begin to take place, stand up and lift up your heads, because your redemption is drawing near."<text:s/></text:span></text:p>
      <text:p text:style-name="Normal"><text:span text:style-name="T82">34</text:span><text:span text:style-name="T83"><text:s/>"Be careful, or your hearts will be weighed down with carousing, drunkenness and the anxieties of life, and that day will close on you suddenly like a trap. 35 For it will come on all those who live on the face of the whole earth. 36 Be always on the watch, and pray that you may be able to escape all that is about to happen, and that you may be able to stand before the Son of Man."</text:span></text:p>
      <text:p text:style-name="P84">Are you ready to meet God?</text:p>
      <text:p text:style-name="Normal">Jeremiah 3:14-16 talks about how God will come to Earth to make us righteous; He is our righteousness. He came into the world to take our sin and give us righteousness. We can’t become righteous on our own; that is why we need our Savior. No one is righteous, not even one, because we are all sinners. Christ came to transform us and regenerate our hearts, which will bear fruit in our lives. To become Christian means to become righteous, but that righteousness doesn’t come from us—it comes from Jesus. During Advent, we celebrate the preparation for the coming of Jesus. He had to do it because we couldn’t be righteous on our own. Jesus is called the Son of David because He comes from the lineage of David. God always keeps His promises and always fulfills them.</text:p>
      <text:p text:style-name="Normal">In Psalm 25 it shows us how we should pray, remembering God in our daily life, asking him for guidance, our hope needs to be in him all day long. He is the truth and the way; we learn from<text:s/><text:soft-page-break/>him. The Psalm encourages us to follow God’s path and keep his commandments and his covenant by following Jesus.</text:p>
      <text:p text:style-name="Normal">In 1 Thessalonians 3:12 – 4:2, St. Paul is saying that being made righteous by God doesn’t mean that we have reached some kind of finish line. Instead, it means we should increase and abound in love, continue living for Christ, and follow His teachings throughout our entire lives because we love Him. To be a follower of Christ means to be willing to sacrifice things in your life and to work for the Lord. That is the standard—we have to walk in holiness, give up our past sins, and strive to not repeat them. Keep in mind that believing in the Lord is not just a one-time thing and your saved; even Satan believed in Him. We are always growing in grace, growing in holiness, and in love. Following God is a lifestyle. This new liturgical year and Advent are calling you to walk by faith, by the teachings of the Lord, and make the necessary sacrifices. It is time to get serious for God because we don’t know how much time we have left. No one said the journey would be easy, but the promise that awaits us in Heaven is worth it.</text:p>
      <text:p text:style-name="Normal">Advent seems like a nice and happy time when we get ready for Christmas—decorating our Christmas tree, buying presents, and enjoying life. However, the Gospel immediately talks about the End of the World. It is a reminder that Jesus can return at any moment, and we should not slack off but always be ready. The preparation for His first coming is also the preparation for His second coming. Jesus is coming back to redeem us; however, that doesn’t really feel good to us if we are not ready and prepared. Jesus can’t redeem us if we are not willing to be redeemed, if we do not desire to cooperate with grace and walk in righteousness. The End of the World seems like a scary thing to many because they still want to enjoy life their way, but to those who follow Christ, it shouldn’t be a scary thing. You must ask yourself the question: Am I ready to meet God face to face? In this reading, we see that in the middle of all the chaos and fear, which is the reality for most people, we will see the Son of Man coming from the clouds with glory and might. This image should give us peace. Our heads should be lifted to the sky because He has come to save us from death and to give us eternal life. This is the beginning of life together with the Lord for eternity in paradise.</text:p>
      <text:p text:style-name="Normal">So, what do we need to do to be prepared to meet God? Jesus clearly states that our hearts must not be weighed down by dissipation, drunkenness, or the cares of this life. Are you wasting the opportunities that God has given you? If so, they will weigh you down. We can’t be drunk because it is a lack of control, and it is itself a sin. When we are drunk, we can’t be aware of what’s going on; we are not in our right mind. To follow Jesus means you can’t be out of control and distracted by the world. You have to be sober and alert the entire time. The first two things Jesus mentions make sense and are obvious to us why they are bad, but Jesus also mentions the cares of this life. This raises the question: Can we live our life without worrying about anything? No, but if all our attention is on daily things like our job, school, or other things, our view becomes distorted. If we say that we do not have time for God, then we are not putting Him first but putting Him last. We have to be careful not to fall into the cares of this world too much and always find time for prayer and God, no matter what, because how else would we put God first than to think about Him daily, despite all our worries?</text:p>
      <text:p text:style-name="Normal">Jesus is the greatest example of who we should strive to be. He always told the truth, always put others first, always did the will of His Father, and sacrificed Himself for us. We have to get ready to let go and sacrifice things, our sinful activities, keep the Lord’s teachings, and walk in righteousness by bearing fruit and putting Him first. Letting everything go is hard, but the way you let go is by following Jesus. Most importantly, we have to trust in the Lord with everything we have. His promise is that He will redeem us. Everywhere we go, we have to remember Him and pray every day for the rest of our lives, knowing that He is almost here. This Advent encourages us to be awake and pray. A person who is awake is aware of what is going on. A person who prays connects his life with God and trusts in Him. Our entire life should be the Advent. Advent<text:s/><text:soft-page-break/>means “coming”, waiting for the coming of Jesus. Let go of questioning the Lord and His promise; stop trying to outthink Him because He knows what He is doing with you. Our thoughts are not His thoughts, and our ways are not His ways. Learn to trust Him with your heart, even when you don’t understand it. That is how we prepare for the return of Jesus.</text:p>
      <text:p text:style-name="P85">Second Sunday of Advent (C)</text:p>
      <text:p text:style-name="P86">Bar 5, 1-9; Ps 126, 1-2ab. 2cd – 3, 4-5. 6; Phil 1, 4-6. 8-11; Lk 3, 1-6</text:p>
      <text:p text:style-name="P87">Baruch 5:1–9:</text:p>
      <text:list text:style-name="LFO1" text:continue-numbering="true">
        <text:list-item>
          <text:p text:style-name="P88">Take off the garment of your sorrow and affliction, O Jerusalem,<text:line-break/>and put on forever the beauty of the glory from God.</text:p>
        </text:list-item>
        <text:list-item>
          <text:p text:style-name="P89">Put on the robe of the righteousness that comes from God;<text:line-break/>put on your head the diadem of the glory of the Everlasting.</text:p>
        </text:list-item>
        <text:list-item>
          <text:p text:style-name="P90">For God will show your splendor everywhere under heaven.</text:p>
        </text:list-item>
        <text:list-item>
          <text:p text:style-name="P91">For your name will forever be called by God,<text:line-break/>“Peace of righteousness and glory of godliness.”</text:p>
        </text:list-item>
        <text:list-item>
          <text:p text:style-name="P92">Arise, O Jerusalem, stand upon the height<text:line-break/>and look toward the east,<text:line-break/>and see your children gathered from west and east,<text:line-break/>at the word of the Holy One,<text:line-break/>rejoicing that God has remembered them.</text:p>
        </text:list-item>
        <text:list-item>
          <text:p text:style-name="P93">For they went forth from you on foot,<text:line-break/>led away by their enemies;<text:line-break/>but God will bring them back to you,<text:line-break/>carried in glory, as on a royal throne.</text:p>
        </text:list-item>
        <text:list-item>
          <text:p text:style-name="P94">For God has ordered that every high mountain and the everlasting hills be made low<text:line-break/>and the valleys filled up,<text:line-break/>to make level ground,<text:line-break/>so that Israel may walk safely in the glory of God.</text:p>
        </text:list-item>
        <text:list-item>
          <text:p text:style-name="P95">The woods and every fragrant tree<text:line-break/>have shaded Israel at God’s command.</text:p>
        </text:list-item>
        <text:list-item>
          <text:p text:style-name="P96">For God will lead Israel with joy,<text:line-break/>in the light of his glory,<text:line-break/>with the mercy and righteousness that come from him.</text:p>
        </text:list-item>
      </text:list>
      <text:p text:style-name="P97">Psalm 126:1-2ab, 2cd-3, 4-5, 6</text:p>
      <text:list text:style-name="LFO2" text:continue-numbering="true">
        <text:list-item>
          <text:p text:style-name="P98">When the Lord restored the fortunes of Zion,<text:line-break/>we were like those who dream.</text:p>
        </text:list-item>
        <text:list-item>
          <text:p text:style-name="P99">Then our mouth was filled with laughter,<text:line-break/>and our tongue with shouts of joy;<text:line-break/>2cd. then they said among the nations,<text:line-break/>“The Lord has done great things for them.”</text:p>
        </text:list-item>
        <text:list-item>
          <text:p text:style-name="P100">The Lord has done great things for us;<text:line-break/>we are glad.</text:p>
        </text:list-item>
        <text:list-item>
          <text:p text:style-name="P101">Restore our fortunes, O Lord,<text:line-break/>like the watercourses in the Negeb!</text:p>
        </text:list-item>
        <text:list-item>
          <text:p text:style-name="P102">May those who sow in tears<text:line-break/>reap with shouts of joy!</text:p>
        </text:list-item>
        <text:list-item>
          <text:p text:style-name="P103">He who goes forth weeping,<text:line-break/>bearing the seed for sowing,<text:line-break/>shall come home with shouts of joy,<text:line-break/>bringing his sheaves with him.</text:p>
        </text:list-item>
      </text:list>
      <text:p text:style-name="P104"><text:span text:style-name="T105">Philippians 1:4–6, 8–11:<text:s/></text:span><text:span text:style-name="T106">Always in every prayer of mine for you all, making my prayer with joy,</text:span><text:span text:style-name="T107"><text:s/></text:span><text:span text:style-name="T108">thankful for your partnership in the gospel from the first day until now.</text:span><text:span text:style-name="T109"><text:s/></text:span><text:span text:style-name="T110">And I am sure that he who began a good work in you will bring it to completion at the day of Jesus Christ. For God is my witness, how I yearn for you all with the affection of Christ Jesus.</text:span><text:span text:style-name="T111"><text:s/></text:span><text:span text:style-name="T112">And it is my prayer that your love may abound more and more, with knowledge and all discernment,</text:span><text:span text:style-name="T113"><text:s/></text:span><text:span text:style-name="T114">so that you<text:s/></text:span><text:soft-page-break/><text:span text:style-name="T115">may approve what is excellent, and may be pure and blameless for the day of Christ,</text:span><text:span text:style-name="T116"><text:s/></text:span><text:span text:style-name="T117">filled with the fruits of righteousness which come through Jesus Christ, to the glory and praise of God.</text:span></text:p>
      <text:p text:style-name="P118"><text:span text:style-name="T119">Luke 3: 1-6</text:span><text:span text:style-name="T120">: In the fifteenth year of the reign of Tiberius Caesar, Pontius Pilate being governor of Judea, and Herod being tetrarch of Galilee, and his brother Philip tetrarch of the region of Ituraea and Trachonitis, and Lysanias tetrarch of Abilene, during the high priesthood of Annas and Caiaphas, the word of God came to John the son of Zechariah in the wilderness; and he went into all the region about the Jordan, preaching a baptism of repentance for the forgiveness of sins. As it is written in the book of the words of Isaiah the prophet: "The voice of one crying in the wilderness: Prepare the way of the Lord, make his paths straight. Every valley shall be filled, and every mountain and hill shall be brought low, and the crooked shall be made straight, and the rough ways shall be made smooth; and all flesh shall see the salvation of God."</text:span></text:p>
      <text:p text:style-name="P121">How do we prepare for the coming of Jesus?</text:p>
      <text:p text:style-name="Normal"><text:span text:style-name="T122">Baruch 5, 1-9:</text:span><text:s/>Jerusalem is encouraged to put mourning aside and “rise up” while anticipating the return of her children, who are led by God. This passage speaks of the promises of the redemption of Jerusalem and its people as a sign of God’s glory and justice. In the book of Baruch, there is a recurring cycle: God’s will is fulfilled through repentance, but people forget about God, fall into sin, and are punished. This cycle reflects what many people experience in their spiritual lives—God performs great works, but we forget them, fall into sin, face consequences, and eventually return to Him. However, God has come to break this cycle of sin. Baruch sets the stage for God’s plan of redemption. Even though we fall away, God has a plan to redeem us through His Son, Jesus. During Advent, we prepare for the Lord’s coming—the mountains will be lowered, the valleys will be raised, and the path will be made straight.</text:p>
      <text:p text:style-name="P123"><text:span text:style-name="T124">Psalm 126:1-2ab, 2cd-3, 4-5, 6:</text:span><text:s/>The<text:span text:style-name="T125"><text:s/></text:span>Lord does great things for us, he restores our hope and faith. The ones who are crying in sorrow and are hurting will later come to their true home in heaven where there will be no more suffering but endless joy. The suffering we face right now is nothing compared to the glory that awaits us in heaven (Romans 8: 18). Suffering is all part of God’s plan to mold us into the image of Christ.</text:p>
      <text:p text:style-name="Normal"><text:span text:style-name="T126">Philippians 1, 4-6. 8-11:</text:span><text:s/>St. Paul offers encouragement to the Philippians while giving thanks to God for purifying the Church. The Church walks in righteousness and holiness through God’s grace. Paul’s gratitude for the Philippians rises to God in intercessions for their spiritual growth (1:9). The One who began the good work in them will bring it to completion on the day of Jesus Christ. This "good work" refers to the grace we receive through Baptism and faith, which we are called to live out in cooperation with the Lord until the Last Day. Good works don’t come from us – they are purely God’s doing.<text:s/><text:bookmark-start text:name="11"/>The principle in us of every good work is to think of it, and this itself is from God: “Not that we are sufficient of ourselves to claim anything as coming from us; our sufficiency is from God” (2 Cor. 3:5)<text:bookmark-end text:name="11"/>. Just as Paul prays for others, we too should pray for our family, friends, and even enemies so that we may remain pure and blameless. Through righteousness, we bear the fruits of the Spirit, given by Jesus, as we await His return.</text:p>
      <text:p text:style-name="Normal"><text:span text:style-name="T127">John the Baptist's Message:</text:span><text:s/>John is preparing the people for the Lord’s coming. Jesus is coming to rescue the poor and oppressed, pour out the Spirit, restore Israel, enter Jerusalem as King, defeat His enemies, and show mercy to His children, as prophesied in the book of Isaiah. Luke 3 begins by listing the highest imperators and smaller kings, then shifts focus to John, who is in the desert. God often chooses the unknown and humble, like John in the wilderness, to fulfill His purposes. He lifts them up, just as He calls us now to let go of the things keeping us from Him. God wants us to prepare a way for Him, to be ready for His arrival. He is the one who works in our lives through the Holy Spirit. We should anticipate Him daily, walking in holiness out of love for Him.</text:p>
      <text:p text:style-name="Normal"><text:span text:style-name="T128">A Message of Hope:</text:span><text:s/>Some challenges in life can feel like mountains we cannot climb or valleys we cannot fill. But the Lord is the one who will lower the mountains and fill the valleys in our hearts. He is the daily medicine we need, and through Him, all things are possible.</text:p>
      <text:soft-page-break/>
      <text:p text:style-name="Normal"><text:span text:style-name="T129">How Do We Get Closer to God?</text:span><text:line-break/>The right way to draw near to God is to repent, just as John preached. Through repentance, we receive the washing of our sins and are able to walk closer to Him. Repentance involves changing our thinking and elevating our minds toward God. After repenting, we must not return to our old sins. Instead, we are called to leave behind our past ways and strive for holiness, made possible by the blood of Jesus. Repentance clears a path for the Lord and repairs the roads through confession, which is a gift from God. God straightens the broken roads caused by our sin, leading us closer to Him. Repentance is our new Exodus, freeing us from slavery to sin.</text:p>
      <text:p text:style-name="P130">Third Sunday of Advent (C)</text:p>
      <text:p text:style-name="P131">Zep 3:14-18a; Is 12: 2-3. 4bdc. 5-6; Phil 4:4-7; Lk 3:10-18</text:p>
      <text:p text:style-name="Normal"><text:span text:style-name="T132">Zephaniah 3:14-18a:</text:span><text:s/><text:span text:style-name="T133">Sing aloud, O daughter of Zion; shout, O Israel! Rejoice and exult with all your heart, O daughter of Jerusalem! 15 The Lord has taken away the judgments against you;</text:span><text:span text:style-name="T134"><text:line-break/>he has cleared away your enemies. The King of Israel, the Lord, is in your midst; you shall never again fear evil. 16 On that day it shall be said to Jerusalem: “Fear not, O Zion; let not your hands grow weak. 17 The Lord your God is in your midst, a mighty one who will save; he will rejoice over you with gladness; he will quiet you by his love; he will exult over you with loud singing. 18 I will gather those of you who mourn for the festival, so that you will no longer suffer reproach.</text:span></text:p>
      <text:p text:style-name="Normal"><text:span text:style-name="T135">Isaiah 12:2-3, 4bcd, 5-6:</text:span><text:span text:style-name="T136"><text:s/>“Behold, God is my salvation; I will trust, and will not be afraid; for the Lord God is my strength and my song, and he has become my salvation.” 3 With joy you will draw water from the wells of salvation. 4 And you will say in that day: “Give thanks to the Lord,</text:span><text:span text:style-name="T137"><text:line-break/>call upon his name, make known his deeds among the peoples, proclaim that his name is exalted. 5 “Sing praises to the Lord, for he has done gloriously; let this be made known in all the earth. 6 Shout, and sing for joy, O inhabitant of Zion, for great in your midst is the Holy One of Israel.”</text:span></text:p>
      <text:p text:style-name="Normal"><text:span text:style-name="T138">Philippians 4:4-7:</text:span><text:span text:style-name="T139"><text:s/></text:span><text:span text:style-name="T140">Rejoice in the Lord always; again I will say, rejoice. 5 Let your reasonableness be known to everyone. The Lord is at hand; 6 do not be anxious about anything, but in everything by prayer and supplication with thanksgiving let your requests be made known to God. 7 And the peace of God, which surpasses all understanding, will guard your hearts and your minds in Christ Jesus.</text:span></text:p>
      <text:p text:style-name="Normal"><text:span text:style-name="T141">Luke 3:10-18:<text:s/></text:span><text:span text:style-name="T142">And the crowds asked him, “What then shall we do?” 11 And he answered them, “Whoever has two tunics is to share with him who has none, and whoever has food is to do likewise.” 12 Tax collectors also came to be baptized and said to him, “Teacher, what shall we do?” 13 And he said to them, “Collect no more than you are authorized to do.” 14 Soldiers also asked him, “And we, what shall we do?” And he said to them, “Do not extort money from anyone by threats or by false accusation, and be content with your wages.” 15 As the people were in expectation, and all were questioning in their hearts concerning John, whether he might be the Christ, 16 John answered them all, saying, “I baptize you with water, but he who is mightier than I is coming, the strap of whose sandals I am not worthy to untie. He will baptize you with the Holy Spirit and fire. 17 His winnowing fork is in his hand, to clear his threshing floor and to gather the wheat into his barn, but the chaff he will burn with unquenchable fire.” 18 So with many other exhortations he preached good news to the people.</text:span></text:p>
      <text:p text:style-name="P143">Rejoice, rejoice!</text:p>
      <text:p text:style-name="Normal">Zephaniah 3:14-18a: The prophet Zephaniah encourages Israel that God will restore his people. He tells the people of Israel to rejoice. This command is connected to Luke chapter 1 with Gabriel’s greeting “Hail Mary” because the word “Hail” in Greek can also be translated as rejoice. The idea of “The Lord is in your mist” is also tied to Gabriel’s saying “The Lord is with you”. “Do not fear” is tied to “Do not be afraid”. This shows how the scripture is all connected – elements of the Old Testament are shown in the New Testament. It is a reminder to rejoice in God’s grace and kindness. The re-establishment of the covenant of grace assigns the reason for the exultation. In verse 16 the falling of the hands is a sign of despair through alarm and anxiety (Isaiah 13:7). But God will renew our hearts and remove our struggles, our trust needs to be in him.</text:p>
      <text:soft-page-break/>
      <text:p text:style-name="Normal">Isaiah 12: 1-6: This psalm reminds us to rejoice and be happy for what God does. God is our strength and our salvation, and we should proclaim his name to all the nations. The author wants us to confess of divine praise, give thanksgiving (“give thanks to the Lord, acclaim his name” (Isaiah 12:4), rejoice (Isiah 12:6). The Holy One of Israel is referring to Jesus who is “in the midst of you”. Jesus is show in the midst of us a few time: firstly as a mediator to reconcile:  <text:span text:style-name="T144">Jesus stood in the midst of the disciples and said to them: peace be to you</text:span> (Luke 24:36); secondly as a servant to distribute:<text:s/><text:span text:style-name="T145">but I am in the midst of you, as he that serves</text:span> (Luke 22:27); thirdly as a light to illuminate:<text:s/><text:span text:style-name="T146">he shone in his days as the morning star in the midst of a cloud</text:span> (Sir 50:6);</text:p>
      <text:p text:style-name="Normal">Dealing with anxiety:</text:p>
      <text:p text:style-name="Normal">Philippians 4:4-7: The Apostle Paul is repeating the words “Rejoice” to remind us that we need to always be happy because of our God even in difficult circumstances (Paul was writing this letter from prison). This is not a suggestion; it is a command. The joy of the Lord is produced in believers by the Holy Spirit. The Lord is at hand meaning we can access him through prayer at any time and should especially seek him in times of need. In verse 6 Paul provides a way of dealing with anxiety – we shouldn’t be anxious about anything because the Lord is with us. Firstly, when we start being anxious and scared, we should start praying and giving thanksgiving so that we let God know about our problems. Then, God will post a guard around our minds to protect us from doubts and disturbances. His peace will keep our hearts and minds in Jesus. Basically, anytime we start being anxious we should immediately start focusing on God by prayer and thanksgiving, which is often a missed part, and he will protect us from our doubts. Even if we can’t find anything to be thankful for in your life, remember that the thing we should be most grateful for is Jesus and his sacrifice that saves us from death. That is a cause for rejoicing no matter what we are going through. Some bad advice for dealing with anxiety is thinking that we have to get over it or ignore it but as revealed in the scripture - we have to surrender to God.</text:p>
      <text:p text:style-name="Normal">Luke 3:10-18: John the Baptist seeks to return social justice, honesty and generosity. In this reading we see the question that we need to find the answer to while waiting for the birth of the Lord - “What should we do?”. John the Baptist calls others to give away some of the things they own to others (3:11) and be fair. Notice how he says “He who has two coats” – not five, not ten, but two. We don’t need to have that much to be able to share with others. Today, most people try to get rich quick or to benefit themselves instead of others, but the Lord wants us to be fair and treat others how we want to be treated without trying to seek to become better than themselves. Remember, that to love our neighbor is a part of the biggest commandment which God wants us to follow. The fruit of repentance must be evident in our lives as ongoing evidence that we are believers. People wondered if John was the promised Messiah, but John doesn’t take the credit and instead points to the Lord above which will be way mightier than him (3:16). We must remember that when we do good work, it is the Holy Spirit in us that is doing the work and to him we must give all the credit. God will be the one that with his winnowing fork will separate the righteous and the wicked at the final Judgment (3:17). John the Baptist preached the good news to others and helped others which is another way for us to deal with anxiety. When we’re anxious, we should try to shift our thoughts from ourselves to others and think about how we can help them today.</text:p>
      <text:p text:style-name="P147">Fourth Sunday of Advent (C)</text:p>
      <text:p text:style-name="P148">Mi 5:1-4a; Ps 80:2ac, 3b, 15-16, 18-19; Heb 10:5-10; Lk 1:39-45</text:p>
      <text:p text:style-name="Normal"><text:span text:style-name="T149">Micah 5:1-4a<text:s/></text:span><text:span text:style-name="T150">Now muster your troops, O daughter of troops; siege is laid against us; with a rod they strike the judge of Israel on the cheek. But you, O Bethlehem Ephrathah, who are too little to be among the clans of Judah, from you shall come forth for me one who is to be ruler in Israel, whose coming forth is<text:s/></text:span><text:soft-page-break/><text:span text:style-name="T151">from of old,</text:span><text:span text:style-name="T152"><text:line-break/>from ancient days. Therefore he shall give them up until the time when she who is in labor has given birth; then the rest of his brothers shall return to the people of Israel. And he shall stand and shepherd his flock</text:span><text:span text:style-name="T153"><text:line-break/>in the strength of the Lord, in the majesty of the name of the Lord his God.</text:span></text:p>
      <text:p text:style-name="Normal"><text:span text:style-name="T154">Psalm 80:2ac, 3b, 15-16, 18-19</text:span><text:span text:style-name="T155"><text:s/>Before Ephraim and Benjamin and Manasseh, stir up your might and come to save us! Restore us, O God; let your face shine, that we may be saved! The stock that your right hand planted, and for the son whom you made strong for yourself. They have burned it with fire; they have cut it down; may they perish at the rebuke of your face! Then we shall not turn back from you; give us life, and we will call upon your name! Restore us, O Lord God of hosts! Let your face shine, that we may be saved!</text:span></text:p>
      <text:p text:style-name="Normal"><text:span text:style-name="T156">Hebrews 10:5-10<text:s/></text:span><text:span text:style-name="T157">Consequently, when Christ came into the world, he said, “Sacrifices and offerings you have not desired, but a body have you prepared for me; in burnt offerings and sin offerings you have taken no pleasure. Then I said, ‘Behold, I have come to do your will, O God, as it is written of me in the scroll of the book.’” When he said above, “You have neither desired nor taken pleasure in sacrifices and offerings and burnt offerings and sin offerings” (these are offered according to the law), then he added, “Behold, I have come to do your will.” He does away with the first in order to establish the second. And by that will we have been sanctified through the offering of the body of Jesus Christ once for all.</text:span></text:p>
      <text:p text:style-name="Normal"><text:span text:style-name="T158">Luke 1:39-45<text:s/></text:span><text:span text:style-name="T159">In those days Mary arose and went with haste into the hill country, to a town in Judah, and she entered the house of Zechariah and greeted Elizabeth. And when Elizabeth heard the greeting of Mary, the baby leaped in her womb. And Elizabeth was filled with the Holy Spirit, and she exclaimed with a loud cry, “Blessed are you among women, and blessed is the fruit of your womb! And why is this granted to me that the mother of my Lord should come to me? For behold, when the sound of your greeting came to my ears, the baby in my womb leaped for joy. And blessed is she who believed that there would be a fulfillment of what was spoken to her from the Lord.”</text:span></text:p>
      <text:p text:style-name="Normal">Commentary:</text:p>
      <text:p text:style-name="Normal">Micah 5:1-4 The prophet Micah foretells the coming of the Savior, who will be born in Bethlehem and will rule not only Israel but the entire world. In verse 1, Micah describes the ruler’s origin as being "from ancient times." This aligns with the eternal nature of Christ. If we look back to the book of Genesis, we see hints of Jesus’ presence even in the Garden of Eden alongside Adam and Eve. Jesus Himself affirms His eternal existence in John 8:58, where He declares,<text:s/><text:span text:style-name="T160">“Truly, truly, I say to you, before Abraham was, I am.”</text:span><text:s/>By using “I am,” Jesus connects Himself to the divine name God revealed to Moses in Exodus 3:14:<text:s/><text:span text:style-name="T161">“God said to Moses, ‘I am who I am.’”</text:span><text:s/>This confirms that Jesus is eternal and that through Him, all things were made.</text:p>
      <text:p text:style-name="Normal">Bethlehem, though small and seemingly insignificant among the clans of Judah, was chosen as the birthplace of the Messiah. This reminds us to value the "small" or "poor" things in our lives—those we often overlook or take for granted. From the least expected places, God can bring forth incredible miracles. In the same way, we often encounter God most profoundly in our lowest moments, when we are burdened with sin and have turned away from Him. It is in these moments that we experience His infinite grace, mercy, and redemption. This prophecy from Micah reminds us of God's ability to bring hope and restoration, even when we feel unworthy or insignificant.</text:p>
      <text:p text:style-name="Normal">Psalm 80:2ac, 3b, 15-16, 18-19<text:span text:style-name="T162"><text:s/></text:span>In this psalm people are praying for the nation of Israel for protection. They are worshiping God even after the demise of the northern kingdom. They still trust God and know that He will redeem them even when things are going bad right now. When we face challenges, do we think that God doesn’t love or care about us or do we still worship Him and stay faithful? We mustn’t forget that God will redeem us and that the trials and tribulations we go through are nothing compared to the glory that awaits us in heaven (Romans 8:18).</text:p>
      <text:soft-page-break/>
      <text:p text:style-name="Normal">Hebrews 10:5-10 Before Jesus’ sacrifice on the cross, people were required to offer burnt offerings for the atonement of their sins, as prescribed by the Mosaic Law, which included over 600 commandments. These sacrifices, though necessary, were imperfect and temporary, highlighting humanity’s inability to fully obey God’s laws and our desperate need for a Savior. Jesus became the perfect sacrifice, fulfilling the purpose of the burnt offerings. His death on the cross was a once-for-all atonement that paid the debt for our past, present, and future sins. Through His ultimate offering, the old system of sacrifices was replaced by the new Covenant, offering redemption and eternal life to all who believe in Him.</text:p>
      <text:p text:style-name="Normal">Lk 1:39-45 After Mary receives the revelation from the Archangel Gabriel, she visits Elizabeth with haste. This urgency mirrors the day of Jesus’s resurrection when the women hurried to the tomb. When we learn about God and His works, the Holy Spirit moves us to act with the same haste, prompting us to respond actively rather than remaining passive.</text:p>
      <text:p text:style-name="Normal">After Elizabeth heard the greeting of Mary, the child leaped in her womb and filled her with the Holy Spirit. Similarly, when we pray to Mary, she greets us and intercedes for us, desiring to fill our hearts with the Holy Spirit. Elizabeth’s exclamation in verse 42,<text:s/><text:span text:style-name="T163">“Blessed are you among women, and blessed is the fruit of your womb!”</text:span><text:s/>reflects her profound faith and recognition of Mary’s role in God’s plan. Elizabeth’s question,<text:s/><text:span text:style-name="T164">“And why is this granted to me, that the mother of my Lord should come to me?”</text:span><text:s/>(Luke 1:43), reveals her humility, gratitude, and faith. She feels blessed that Mary was sent to visit her and believes that Mary is the mother of the Lord by the power of the Holy Spirit. Faith inspired by the Holy Spirit can be better than any theological works or opinions as many theologians and people disagree that Mary is the mother of God. But we clearly see that the Holy Spirit in Elizabeth showed her the true answer that Mary is indeed the mother of God.</text:p>
      <text:p text:style-name="Normal">Likewise, when we face challenges in life, instead of asking,<text:s/><text:span text:style-name="T165">“Why is this happening to me?”</text:span><text:s/>or<text:s/><text:span text:style-name="T166">“Why am I suffering?”</text:span><text:s/>we should reflect on God’s blessings and ask,<text:s/><text:span text:style-name="T167">“</text:span>Why does the Lord grant me so many good things? Why does He give me friends, family, joy, and opportunities?<text:span text:style-name="T168">”</text:span><text:s/>These questions help us remember that we are children of a loving God who promises never to leave or forsake us (Hebrews 13:5). We must cling to Him and continually thank Him for all He has done.</text:p>
      <text:p text:style-name="Normal">Mary is the Ark of the Covenant:</text:p>
      <text:p text:style-name="Normal">In his gospel, Luke makes distinct parallels between the sacred Ark of the Old Covenant to the New Ark of the Covenant – The blessed virgin Mary. The story of how David tried to bring the Ark of the Covenant to Jerusalem in 2 Samuel 6 is similar to how Mary came to visit Elizabeth. Mary “arose and went” into the Judean hill country the same way how David “arose and went” in the same region to retrieve the Ark. Elizabeth felt unworthy before Mary the same way David felt unworthy standing before the Ark of the Covenant. Additionally, Elizabeth’s joy caused the baby to leap in her womb, just as David danced with joy before the Ark. Mary stayed in Zechariah’s house for three months, the same duration that the Ark remained with Obed-Edom (2 Samuel 6:11). All these parallels highlight Mary’s unique role as the New Ark of the Covenant. She carried within her the Word of God made flesh, just as the Ark of the Old Covenant carried the tablets of the Law. Mary’s significance cannot be overlooked. She is a powerful intercessor for us, and when we offer our prayers to her, she strengthens them and presents them to Jesus, who ensures they are acceptable before God.</text:p>
      <text:p text:style-name="P169">The Nativity of the Lord (Christmas) Mass during the Night (ABC)</text:p>
      <text:p text:style-name="P170">Is 9:1-3, 5-7; Ps 96:1-2a, 2b-3, 11-12, 13; Tit 2:11-14; Lk 2:1-14</text:p>
      <text:p text:style-name="Normal"><text:span text:style-name="T171">Isaiah 9:1-3, 5-7<text:s/></text:span><text:span text:style-name="T172">But there will be no gloom for her who was in anguish. In the former time he brought into contempt the land of Zebulun and the land of Naphtali, but in the latter time he has made glorious the way of the sea,<text:s/></text:span><text:soft-page-break/><text:span text:style-name="T173">the land beyond the Jordan, Galilee of the nations. The people who walked in darkness have seen a great light; those who dwelt in a land of deep darkness, on them has light shone. You have multiplied the nation; you have increased its joy; they rejoice before you as with joy at the harvest, as they are glad when they divide the spoil.</text:span><text:span text:style-name="T174"><text:s/></text:span><text:span text:style-name="T175">For every boot of the tramping warrior in battle tumult and every garment rolled in blood will be burned as fuel for the fire. For to us a child is born, to us a son is given; and the government shall be upon his shoulder, and his name shall be called Wonderful Counselor, Mighty God, Everlasting Father, Prince of Peace. Of the increase of his government and of peace there will be no end, on the throne of David and over his kingdom, to establish it and to uphold it with justice and with righteousness from this time forth and forevermore. The zeal of the Lord of hosts will do this.</text:span></text:p>
      <text:p text:style-name="P176">Psalm 96:1-2a, 2b-3, 11-12, 13</text:p>
      <text:p text:style-name="P177">1Oh sing to the Lord a new song; sing to the Lord, all the earth!<text:line-break/>2 Sing to the Lord, bless his name;<text:line-break/>proclaim his salvation from day to day.<text:line-break/>3 Declare his glory among the nations,<text:line-break/>his marvelous works among all the peoples!</text:p>
      <text:p text:style-name="P178">11 Let the heavens be glad, and let the earth rejoice;<text:line-break/>let the sea roar, and all that fills it;<text:line-break/>12 let the field exult, and everything in it!<text:line-break/>Then shall all the trees of the forest sing for joy<text:line-break/>13 before the Lord, for he comes,<text:line-break/>for he comes to judge the earth.<text:line-break/>He will judge the world in righteousness,<text:line-break/>and the peoples in his faithfulness.</text:p>
      <text:p text:style-name="Normal"><text:span text:style-name="T179">Titus 2:11-14</text:span><text:span text:style-name="T180"><text:s/></text:span><text:span text:style-name="T181">For the grace of God has appeared, bringing salvation for all people, training us to renounce ungodliness and worldly passions, and to live self-controlled, upright, and godly lives in the present age, waiting for our blessed hope, the appearing of the glory of our great God and Savior Jesus Christ, who gave himself for us to redeem us from all lawlessness and to purify for himself a people for his own possession who are zealous for good works.</text:span></text:p>
      <text:p text:style-name="Normal"><text:span text:style-name="T182">Luke 2:1-14<text:s/></text:span><text:span text:style-name="T183">In those days a decree went out from Caesar Augustus that all the world should be registered. This was the first registration when Quirinius was governor of Syria. And all went to be registered, each to his own town. And Joseph also went up from Galilee, from the town of Nazareth, to Judea, to the city of David, which is called Bethlehem, because he was of the house and lineage of David, to be registered with Mary, his betrothed, who was with child. And while they were there, the time came for her to give birth. And she gave birth to her firstborn son and wrapped him in swaddling cloths and laid him in a manger, because there was no place for them in the inn.</text:span><text:span text:style-name="T184"><text:s/></text:span><text:span text:style-name="T185">And in the same region there were shepherds out in the field, keeping watch over their flock by night. And an angel of the Lord appeared to them, and the glory of the Lord shone around them, and they were filled with great fear. And the angel said to them, “Fear not, for behold, I bring you good news of great joy that will be for all the people. For unto you is born this day in the city of David a Savior, who is Christ the Lord. And this will be a sign for you: you will find a baby wrapped in swaddling cloths and lying in a manger.” And suddenly there was with the angel a multitude of the heavenly host praising God and saying, “Glory to God in the highest, and on earth peace among those with whom he is pleased!”</text:span></text:p>
      <text:p text:style-name="P186"><text:span text:style-name="T187">The birth of our Lord Jesus</text:span></text:p>
      <text:p text:style-name="Normal"><text:span text:style-name="T188">Isaiah 9:1-3, 5-7</text:span><text:s/>In this chapter we hear the words of encouragement that the nation which lived in darkness (spiritual blindness, sin, disobedience to God) will see light. This is talking about the awaited savior Jesus. He is described as “Wonderful Counselor, Mighty God, Everlasting Father, Prince of Peace.” (Isaiah 9:6). He gives divine wisdom and guidance (Wonderful Counselor), his power is divine (Mighty God), He eternally cares for his people (Everlasting Father), He truly gives us peace, which surpasses all understanding (Prince of Peace), in Him we can rest. His kingdom is everlasting and there is nothing that can destroy it. God bring light into the darkest of places by turning a bad thing into a good thing. His light guides us and redeems us.</text:p>
      <text:p text:style-name="Normal"><text:span text:style-name="T189">Psalm 96:1-2a, 2b-3, 11-12</text:span><text:s/>Jesus is the King of the Universe, worthy of all our praise and worship. He is the very reason for our existence and the source of our salvation. Through faith in Him, we are promised eternal life. Even creation itself—nature, the heavens, and the earth—<text:soft-page-break/>joins in offering praise to its Creator (Psalm 96:11-13). Today, we rejoice and celebrate His presence among us, as we honor the birth of our Savior, Jesus Christ.</text:p>
      <text:p text:style-name="Normal"><text:span text:style-name="T190">Titus 2:11-14</text:span><text:s/>Grace has been given to us by our Lord to cleanse us from all unrighteousness and raise us to new life. Paul instructs us that, as we wait for our Lord’s return, we are to renounce ungodliness and worldly passions, practice self-control, and live upright, godly lives (Titus 2:12). Jesus reinforces this teaching in Luke 21:34, saying,<text:s/><text:span text:style-name="T191">“But watch yourselves lest your hearts be weighed down with dissipation and drunkenness and cares of this life, and that day come upon you suddenly like a trap.”</text:span><text:s/>We are called to pray and fix our focus on Jesus, placing our hope in Him rather than in the things of this world. Jesus does not want us to continue living in sin simply because He paid the price on the cross. Instead, we are called to walk in righteousness, actively turning away from sin and striving to live in a manner that reflects His holiness.</text:p>
      <text:p text:style-name="Normal"><text:span text:style-name="T192">Luke 2:1-14</text:span><text:s/>Jesus, the promised child, was born in Bethlehem—a humble, insignificant town in Judah—and into a poor family. Yet, He redeemed the entire world through His sacrifice on the cross. God does not require wealth, status, or luxury to fulfill His divine purposes. The rich possessions of this world will ultimately perish, and money will lose all meaning. Instead, we are called to cherish the simple blessings in life and focus on the true treasure, which is Jesus Christ.</text:p>
      <text:p text:style-name="Normal">Caesar Augustus attempted to control the world by registering everyone’s name, but he could not touch the divine plan of God. Jesus’s name was not included because humanity cannot control God’s work; His kingdom is established despite human attempts to interfere.</text:p>
      <text:p text:style-name="Normal">The shepherds, often favored in the Old Testament—like Abel, Jacob, Joseph, Moses, and David—were the first to hear the news of Jesus’s birth. This shows us that God often chooses the humble and lowly to carry out His plans. Just as the shepherds were invited to rejoice and celebrate the birth of the Savior, we too are invited to praise God for this incredible gift. The heavenly hosts—the mighty army of God’s angels—appeared, singing,<text:s/><text:span text:style-name="T193">“Glory to God in the highest, and on earth peace among those with whom he is pleased!”</text:span><text:s/>(Luke 2:14). This prayer echoes the prophecy in Isaiah 9:6, declaring Jesus as the<text:s/><text:span text:style-name="T194">“Mighty God”</text:span><text:s/>and the<text:s/><text:span text:style-name="T195">“Prince of Peace.”</text:span><text:s/>Similarly, when Jesus was baptized, God spoke similar words, confirming that those who are filled with the Holy Spirit are at peace with God.</text:p>
      <text:p text:style-name="Normal">For many, Christmas has become a time of giving presents, gathering with family, and attending festive events. However, the true purpose of Christmas often gets overshadowed. The real celebration is the birth of our Lord Jesus Christ, who is the ultimate gift—freely given to all humanity. We glorify You, Lord Jesus, as our salvation, the source of infinite peace, wisdom, mercy, forgiveness, and love.</text:p>
      <text:p text:style-name="P196">Heavenly Father, we thank You for the gift of Your Son, Jesus Christ, who was born in humility to bring salvation to the world. Help us to focus on the true meaning of Christmas and to treasure the peace, joy, and hope that Jesus brings into our lives. Let us glorify You in all we do and share the good news of Your love with others. Fill our hearts with gratitude and guide us to live in Your grace. In Jesus’s name, we pray. Amen.</text:p>
      <text:p text:style-name="P197">The Nativity of the Lord (Christmas) Mass at Dawn (ABC)</text:p>
      <text:p text:style-name="P198">Is 62:11-12; Ps 97:1, 6, 11-12; Ti 3:4-7; Lk 2:15-20</text:p>
      <text:p text:style-name="Normal"><text:span text:style-name="T199">Isaiah 62:11-12</text:span><text:s/><text:span text:style-name="T200">The LORD has proclaimed to the end of the earth: Say to the daughter of Zion,</text:span><text:span text:style-name="T201"><text:line-break/>“Behold, your salvation comes; behold, his reward is with him, and his recompense before him.” And they shall be called The Holy People, The Redeemed of the LORD; and you shall be called Sought Out, A City Not Forsaken.</text:span></text:p>
      <text:soft-page-break/>
      <text:p text:style-name="Normal"><text:span text:style-name="T202">Psalm 97:1, 6, 11-12</text:span><text:s/><text:span text:style-name="T203">The LORD reigns, let the earth rejoice; let the many coastlands be glad! The heavens proclaim his righteousness, and all the peoples see his glory. Light is sown for the righteous, and joy for the upright in heart. Rejoice in the LORD, O you righteous, and give thanks to his holy name!</text:span></text:p>
      <text:p text:style-name="Normal"><text:span text:style-name="T204">Titus 3:4-7</text:span><text:s/><text:span text:style-name="T205">But when the goodness and loving kindness of God our Savior appeared, he saved us, not because of works done by us in righteousness, but according to his own mercy, by the washing of regeneration and renewal of the Holy Spirit, whom he poured out on us richly through Jesus Christ our Savior, so that being justified by his grace we might become heirs according to the hope of eternal life.</text:span></text:p>
      <text:p text:style-name="Normal"><text:span text:style-name="T206">Luke 2:15-20</text:span><text:s/><text:span text:style-name="T207">When the angels went away from them into heaven, the shepherds said to one another, “Let us go over to Bethlehem and see this thing that has happened, which the Lord has made known to us.” And they went with haste and found Mary and Joseph, and the baby lying in a manger. And when they saw it, they made known the saying that had been told them concerning this child. And all who heard it wondered at what the shepherds told them. But Mary treasured up all these things, pondering them in her heart. And the shepherds returned, glorifying and praising God for all they had heard and seen, as it had been told them.</text:span></text:p>
      <text:p text:style-name="P208">Justification and faithfulness to God</text:p>
      <text:p text:style-name="Normal"><text:span text:style-name="T209">Isaiah 62:11-12</text:span><text:s/>God announces salvation not just to Israel but to the whole world. The "daughter of Zion" represents Jerusalem and God's chosen people, signaling that salvation is coming for them. The people that believe and trust in Him are the “Holy people” and “The Redeemed of the Lord”. We are given a new identity and a new body with renewed thoughts. After we put our trust in the Lord we should walk by faith and in holiness while following Christ’s teachings.</text:p>
      <text:p text:style-name="Normal"><text:span text:style-name="T210">Psalm 97:1, 6, 11-12</text:span><text:s/>We are called to worship and always rejoice because Jesus is king. We should always be thankful to Him and speak His name across the earth because He is glorious and will win in the end.</text:p>
      <text:p text:style-name="Normal"><text:span text:style-name="T211">Titus 3:4-7</text:span><text:s/>We are saved by Jesus’s grace alone and not by our own works. We can’t earn our salvation by doing good works. Works are evidence of our salvation because they come after we receive and accept Jesus. They are undeserved gifts, and it is not us that do-good works but the Holy Spirit in us. We do good works after receiving grace to please the Lord and live a righteous life (Ephesians 2:10) but without faith it is impossible to please Him (Hebrews 11:6). We have the hope of eternal life in Jesus and should strive to walk in holiness for the rest of our lives.</text:p>
      <text:p text:style-name="Normal"><text:span text:style-name="T212">Luke 2:15-20</text:span><text:s/>The shepherds are the first one’s to hear about the good news of Jesus and from this moment the news would be spread all over the world until the very end. Even after 2000 years Jesus and His message stays and will stay relevant because His words will not pass away (Luke 21:33). The message the shepherds received seemed unexpected and gigantic. When they saw the baby Jesus who was small and weak, they did not doubt the promise that was given to them. This is not the ultimate and final image of the promise but the beginning.</text:p>
      <text:p text:style-name="Normal">God often doesn’t immediately show us the big picture but gradually ends up fulfilling His promise just like He did starting form Abraham all the way to Jesus which took almost 2000 years. We too are called to have faith that He will fulfill His promises in His perfect timing. Without faith, we risk missing or misunderstanding the significance of the small beginnings of His work in our lives.</text:p>
      <text:p text:style-name="Normal">God is with us and is walking us through the journey of life no matter what situation we are in. His goal is for us to accept Him and be with Him together in paradise.</text:p>
      <text:p text:style-name="Normal">Mary serves as a model of faith in this story. Mary treasured all of the things she heard and pondered them in her heart. She thought about the revelation of the angel and now the shepherd’s greetings and then accepted them. We to are called to hear about the gospel, the<text:s/><text:soft-page-break/>message of the Bible and accept them as true so that we could love God even more and praise Him for everything He has done.</text:p>
      <text:p text:style-name="P213">The Nativity of the Lord (Christmas) Mass during the Day (ABC)</text:p>
      <text:p text:style-name="P214">Is 52:7-10; Ps 98:1, 2-3, 3-4, 5-6; Heb 1:1-6; Jn 1:1-18</text:p>
      <text:p text:style-name="Normal"><text:span text:style-name="T215">Isaiah 52:7-10</text:span><text:s/><text:span text:style-name="T216">How beautiful upon the mountains are the feet of him who brings good news, who publishes peace, who brings good news of happiness, who publishes salvation, who says to Zion, “Your God reigns.” The voice of your watchmen—they lift up their voice; together they sing for joy; for eye to eye they see the return of the Lord to Zion. Break forth together into singing, you waste places of Jerusalem, for the Lord has comforted his people; he has redeemed Jerusalem. The Lord has bared his holy arm before the eyes of all the nations, and all the ends of the earth shall see the salvation of our God.</text:span></text:p>
      <text:p text:style-name="Normal"><text:span text:style-name="T217">Psalm 98:1, 2-3, 3-4, 5-6</text:span><text:s/><text:span text:style-name="T218">Oh sing to the Lord a new song, for he has done marvelous things! His right hand and his holy arm have worked salvation for him. The Lord has made known his salvation; he has revealed his righteousness in the sight of the nations. He has remembered his steadfast love and faithfulness to the house of Israel. All the ends of the earth have seen the salvation of our God. Make a joyful noise to the Lord, all the earth; break forth into joyous song and sing praises! Sing praises to the Lord with the lyre, with the lyre and the sound of melody! With trumpets and the sound of the horn make a joyful noise before the King, the Lord.</text:span></text:p>
      <text:p text:style-name="Normal"><text:span text:style-name="T219">Hebrews 1:1-6</text:span><text:s/><text:span text:style-name="T220">Long ago, at many times and in many ways, God spoke to our fathers by the prophets, but in these last days he has spoken to us by his Son, whom he appointed the heir of all things, through whom also he created the world. He is the radiance of the glory of God and the exact imprint of his nature, and he upholds the universe by the word of his power. After making purification for sins, he sat down at the right hand of the Majesty on high, having become as much superior to angels as the name he has inherited is more excellent than theirs. For to which of the angels did God ever say, “You are my Son, today I have begotten you”? Or again, “I will be to him a father, and he shall be to me a son”? And again, when he brings the firstborn into the world, he says, “Let all God’s angels worship him.”</text:span></text:p>
      <text:p text:style-name="Normal"><text:span text:style-name="T221">John 1:1-18</text:span><text:span text:style-name="T222"><text:s/>In the beginning was the Word, and the Word was with God, and the Word was God. He was in the beginning with God. All things were made through him, and without him was not anything made that was made. In him was life, and the life was the light of men. The light shines in the darkness, and the darkness has not overcome it. There was a man sent from God, whose name was John. He came as a witness, to bear witness about the light, that all might believe through him. He was not the light, but came to bear witness about the light. The true light, which gives light to everyone, was coming into the world. He was in the world, and the world was made through him, yet the world did not know him. He came to his own, and his own people did not receive him. But to all who did receive him, who believed in his name, he gave the right to become children of God, who were born, not of blood nor of the will of the flesh nor of the will of man, but of God. And the Word became flesh and dwelt among us, and we have seen his glory, glory as of the only Son from the Father, full of grace and truth. John bore witness about him, and cried out, “This was he of whom I said, ‘He who comes after me ranks before me, because he was before me.’” For from his fullness we have all received, grace upon grace. For the law was given through Moses; grace and truth came through Jesus Christ. No one has ever seen God; the only God, who is at the Father’s side, he has made him known.</text:span></text:p>
      <text:p text:style-name="P223">Jesus: The Light, Life, and the Word</text:p>
      <text:p text:style-name="Normal"><text:span text:style-name="T224">Isaiah 52:7-10</text:span><text:s/>God leads the people back from Babylon to Zion. He is the bringer of peace and the good news. He turns bad things like the Babylonian exile into good things – the return to Zion. This is not the first time God redeemed His people as before He set them free from slavery in Egypt (the book of Exodus). God is the ultimate redeemer that will make our paths straight and is worthy of praise.</text:p>
      <text:p text:style-name="Normal"><text:span text:style-name="T225">Ps 98:1, 2-3, 3-4, 5-6</text:span><text:s/>God always shows His faithfulness and grace to all the nations. Because God is such a good God, we should sing for Him and praise Him. This psalm list instrument we<text:s/><text:soft-page-break/>should use for praising Him: the lyre, trumpets, horns (Psalm 98:5-6). Singing to the Lord with music is a crucial step in worship.</text:p>
      <text:p text:style-name="Normal"><text:span text:style-name="T226">Hebrews 1:1-6</text:span><text:s/>The letter to the Hebrews was meant for Jews who didn’t believe in Jesus. It starts of by linking the Old Testament to the New by saying that God previously spoke through prophets (Abraham, Moses, etc.) and in many different ways (dreams, visions, theophanies, etc.) but in the last days He spoke through Jesus (Hebrews 1:1-2). God created all things through Jesus meaning that Jesus was not created and was always there. Jesus “reflects the glory of God” (Hebrews 1:3) meaning that He is the light of the world that shines from the Lord. This passage mentions that Jesus upholds the universe by “his word of power” which indicates that Jesus is the Word of God. He is also superior to the angels in heaven. The author proves this by citing verses from the Old Testament which show that Jesus is the Son of God and the first-born. This lets us understand the significance of Christ and that He was not just a man but the one above all and the one who made the universe.</text:p>
      <text:p text:style-name="Normal"><text:span text:style-name="T227">John 1:1-18</text:span><text:s/>The gospel of St. John starts off in a similar way to how the Bible starts in Genesis 1. “The beginning” refers to a time before time itself began, when only God existed. “The Word” refers to the Son of God, through whom all things were made. He was with God, meaning He was not the same person, but since this was in the beginning, before time, He is God, which hints at the Trinity. In this chapter, we see themes of light, darkness, life, and the Word, similar to creation in Genesis 1.</text:p>
      <text:p text:style-name="Normal">Jesus is the one who gives us life, which we receive by believing in Him through faith. This life is light that shines brighter than any darkness, meaning that Jesus is stronger than death, evil, and the devil. If we live our lives believing and trusting Him, we will not be overcome by darkness.</text:p>
      <text:p text:style-name="Normal">John the Baptist was not the Messiah but the one whose mission was to proclaim Jesus’s return. Today, we are called to share the message of the gospel with all nations so that everyone may be saved.</text:p>
      <text:p text:style-name="Normal">From the start, the world was a good place created by God until sin entered the world. Then people’s relationship with God was hindered, and we didn’t know who He was. This shows that we were the fallen family in need of redemption. This redemption was brought to us through the sacrifice of “the Word,” the Son of God, Jesus. We become children of God through the sacrament of Baptism.</text:p>
      <text:p text:style-name="Normal">Jesus was the embodiment of divine wisdom, is fully divine, and is equal with the Father. He was the one who fully kept all of the Mosaic Law and showed us grace and truth (John 1:17). No one has ever fully seen God, as God is pure, and looking at Him would cause us to die immediately. However, the face of the Father is seen in the face of Christ, who is the visible image of the invisible God. God loves us so much that He sent His Son, Jesus, who died on the cross to give us everlasting life (John 3:16), even though we are sinners and disobey Him regularly. His love and mercy for us are divine, and we thank Him forever. God chose to become man to demonstrate that being human is not a mistake but a blessing. He showed us the right path to walk in this life so that we could please Him and enjoy life as it was meant to be lived.</text:p>
      <text:p text:style-name="P228">Thank You for the grace upon grace that You pour out through Jesus, who revealed Your glory and truth to us. Guide us, Lord, to walk in Your light, to reflect Your love, and to glorify You in all that we do. In the name of Jesus, the true light and the Word of life, we pray. Amen.</text:p>
      <text:p text:style-name="P229">Feast of the Holy Family of Jesus, Mary and Joseph (C)</text:p>
      <text:p text:style-name="P230">1 Sam 1:20-22, 24-28; Ps 84:2-3, 5-6, 9-10; 1 Jn 3:1-2, 21-24; Lk 2:41-52</text:p>
      <text:p text:style-name="Normal"><text:span text:style-name="T231">1 Samuel 1:20-22, 24-28</text:span><text:s/><text:span text:style-name="T232">And in due time Hannah conceived and bore a son, and she called his name Samuel, for she said, “I have asked for him from the Lord.” The man Elkanah and all his house went up to<text:s/></text:span><text:soft-page-break/><text:span text:style-name="T233">offer to the Lord the yearly sacrifice and to pay his vow. But Hannah did not go up, for she said to her husband, “As soon as the child is weaned, I will bring him, so that he may appear in the presence of the Lord and dwell there forever.” And when she had weaned him, she took him up with her, along with a three-year-old bull, an ephah of flour, and a skin of wine, and she brought him to the house of the Lord at Shiloh. And the child was young. Then they slaughtered the bull, and they brought the child to Eli. And she said, “Oh, my lord! As you live, my lord, I am the woman who was standing here in your presence, praying to the Lord. For this child I prayed, and the Lord has granted me my petition that I made to him. Therefore I have lent him to the Lord. As long as he lives, he is lent to the Lord.” And he worshiped the Lord there.</text:span></text:p>
      <text:p text:style-name="Normal"><text:span text:style-name="T234">Psalm 84:2-3, 5-6, 9-</text:span><text:span text:style-name="T235">10</text:span><text:span text:style-name="T236"><text:s/>My soul longs, yes, faints for the courts of the Lord; my heart and flesh sing for joy to the living God. Even the sparrow finds a home, and the swallow a nest for herself, where she may lay her young, at your altars, O Lord of hosts, my King and my God. Blessed are those whose strength is in you, in whose heart are the highways to Zion. As they go through the Valley of Baca they make it a place of springs; the early rain also covers it with pools. Behold our shield, O God; look on the face of your anointed! For a day in your courts is better than a thousand elsewhere. I would rather be a doorkeeper in the house of my God than dwell in the tents of wickedness.</text:span></text:p>
      <text:p text:style-name="Normal"><text:span text:style-name="T237">1 John 3:1-2, 21-24</text:span><text:span text:style-name="T238"><text:s/>See what kind of love the Father has given to us, that we should be called children of God; and so we are. The reason why the world does not know us is that it did not know him. Beloved, we are God’s children now, and what we will be has not yet appeared; but we know that when he appears we shall be like him, because we shall see him as he is. Beloved, if our heart does not condemn us, we have confidence before God; and whatever we ask we receive from him, because we keep his commandments and do what pleases him. And this is his commandment, that we believe in the name of his Son Jesus Christ and love one another, just as he has commanded us. Whoever keeps his commandments abides in God, and God in him. And by this we know that he abides in us, by the Spirit whom he has given us.</text:span></text:p>
      <text:p text:style-name="Normal"><text:span text:style-name="T239">Luke 2:41-52</text:span><text:span text:style-name="T240"><text:s/>Now his parents went to Jerusalem every year at the Feast of the Passover. And when he was twelve years old, they went up according to custom. And when the feast was ended, as they were returning, the boy Jesus stayed behind in Jerusalem. His parents did not know it, but supposing him to be in the group they went a day’s journey, but then they began to search for him among their relatives and acquaintances, and when they did not find him, they returned to Jerusalem, searching for him. After three days they found him in the temple, sitting among the teachers, listening to them and asking them questions. And all who heard him were amazed at his understanding and his answers. And when his parents saw him, they were astonished. And his mother said to him, “Son, why have you treated us so? Behold, your father and I have been searching for you in great distress.” And he said to them, “Why were you looking for me? Did you not know that I must be in my Father’s house?” And they did not understand the saying that he spoke to them. And he went down with them and came to Nazareth and was submissive to them. And his mother treasured up all these things in her heart. And Jesus increased in wisdom and in stature and in favor with God and man.</text:span></text:p>
      <text:p text:style-name="P241">The Holy family of earth and heaven</text:p>
      <text:p text:style-name="Normal"><text:span text:style-name="T242">1 Samuel 1:20-22, 24-28</text:span><text:s/>Samuel was born from Hannah who was previously barren. This miracle from God has happened many times in the Old Testament for women like Sarah (Genesis 17:16-19), Rebeka (Genesis 25:21-26), Raechel (Genesis 29:31, 30:22-24) and even happen in the New Testament for Elizabeth (Luke 1:5-17). This miracle happens for a reason and the person who is born usually has a big significance. Previously, Hannah made a promise to God that if He gave her a child, she would give the child back to Him in dedication forever and that is exactly what she did. Samuel was presented to be with the Lord. He dedicated his life to the Lord and a big reason why this happened was because of his mother. This shows us that the faith of our family and parents can be a major reason we have our faith today. It is extremely important to start teaching our kids about God from an early age to prepare them for their future and help them fall in love with God.</text:p>
      <text:p text:style-name="Normal"><text:span text:style-name="T243">Psalm 84:2-3, 5-6, 9-10</text:span><text:s/>The psalmist expresses deep excitement and longing to be in the house of God. He can’t wait to be in God’s true presence at the temple or church. This is the same kind of excitement we should feel when we go to church on Sunday. Church shouldn’t feel like a<text:s/><text:soft-page-break/>boring obligation; it’s the place where we can draw closest to the Lord. In church, we hear His Word, reflect on His teachings, and remember that we are all invited into His presence. This is a privilege we should never take for granted. It’s a miraculous blessing that many people miss out on in their lives. Preparing for church by reading the Bible or the scheduled readings beforehand shows a genuine desire to learn more and a readiness to meet God in His house. It’s a way of honoring the opportunity to be part of His household.</text:p>
      <text:p text:style-name="Normal"><text:span text:style-name="T244">1 John 3:1-2, 21-24</text:span><text:s/>We are called to be children of God, a gift we receive through His grace in Baptism. Because of this, we can confidently say we are loved and protected by God, as John affirms, “and so we are” (1 John 3:1). However, some may struggle to believe this because the world, which didn’t know Jesus, spreads false teachings and heresies. Our hearts should convict us of sin, leading us to seek forgiveness in Christ. While our hearts can sometimes deceive us, we should hold on to the truth that if we live a life of faith in Jesus and love our neighbors, God abides in us. In verse 22, John says that we can receive anything we ask the Lord if we keep His commandments and believe in Him. This means that in our prayers we should have full confidence in the Lord and try to avoid sin, as sin separates us from Him. The love of God remains in us when we follow Jesus’s teachings, showing that faith is an active lifestyle. God calls us to imitate the eternal family of the Trinity by loving Him with all our heart and to imitate the Holy family on earth by loving our neighbors. The chapter concludes with a reminder that all of this is made known to us through the Holy Spirit, who enables every good thing we do.</text:p>
      <text:p text:style-name="Normal"><text:span text:style-name="T245">Luke 2:41-52</text:span><text:s/>Jesus and His family went to Jerusalem to celebrate the Passover, but Jesus stayed behind while His parents began their journey home. They only noticed that He was missing later and spent three days searching for Him. Even the Holy Family experienced difficulties and anxiety, showing that challenges in family life are normal. Their journey to find Jesus reflects our own journey of seeking God, which often spans a lifetime. For them it took three days, however, three means a long time. In Hebrew, saying “holy” three times is considered not three times holier but the holiest. Three days also remind us of Jesus’s resurrection, symbolizing absence in death followed by joy and relief when He rose. Similarly, believers are promised eternal life with the Father after death.</text:p>
      <text:p text:style-name="Normal">Jesus declares that His priority is His Father’s will, even above His earthly family (Luke 2:49). However, He does not neglect His family. Instead, He submits to their leadership and remains obedient to them, showing that children should listen to and respect their parents (Luke 2:51). This demonstrates that while family is one of the most important aspects of life, our relationship with God and obedience to Him should be number one.</text:p>
      <text:p text:style-name="Normal">In verse 52, it says that Jesus “increased in wisdom and in stature.” This raises the question: was Jesus not all-knowing from birth? It is often understood that Jesus’s human soul was perfect from the beginning, but this perfection needed to be shown through the growth of His body. As He possessed both human and divine natures, His human nature naturally grew while His divine nature gradually revealed itself. This is why the rabbis were astonished by His understanding and answers—His divine nature shone through His human development. The human growth of Jesus was a process of building character and gaining experiential knowledge that matched His physical and psychological maturity (Proverbs 3:3-4). “If he had willed to show his wisdom when he was seven years of age, people could have doubted the truth of the assumed human nature. And because of this, Christ wanted to be similar to others. He did not will to show his [full] wisdom, so that the truth of the human nature in him would be acknowledged and in order to give us an example of advancing in wisdom.” (St. Thomas Aquinas)</text:p>
      <text:p text:style-name="P246">Solemnity of the Blessed Virgin Mary, the Mother of God (ABC)</text:p>
      <text:p text:style-name="P247">Num 6:22-27; Ps 67:2-3, 5, 6, 8; Gal 4:4-7; Lk 2:16-21</text:p>
      <text:soft-page-break/>
      <text:p text:style-name="Normal"><text:span text:style-name="T248">Numbers 6:22-27</text:span><text:s/><text:span text:style-name="T249">The Lord spoke to Moses, saying, “Speak to Aaron and his sons, saying, Thus you shall bless the people of Israel: you shall say to them, The Lord bless you and keep you; the Lord make his face to shine upon you and be gracious to you; the Lord lift up his countenance upon you and give you peace. So shall they put my name upon the people of Israel, and I will bless them.”</text:span></text:p>
      <text:p text:style-name="Normal"><text:span text:style-name="T250">Psalm 67:2-3, 5, 6, 8</text:span><text:s/><text:span text:style-name="T251">That your way may be known on earth, your saving power among all nations. Let the peoples praise you, O God; let all the peoples praise you! Let the peoples praise you, O God; let all the peoples praise you! The earth has yielded its increase; God, our God, shall bless us. God shall bless us; let all the ends of the earth fear him!</text:span></text:p>
      <text:p text:style-name="Normal"><text:span text:style-name="T252">Galatians 4:4-7</text:span><text:s/><text:span text:style-name="T253">But when the fullness of time had come, God sent forth his Son, born of woman, born under the law, to redeem those who were under the law, so that we might receive adoption as sons. And because you are sons, God has sent the Spirit of his Son into our hearts, crying, “Abba! Father!” So you are no longer a slave, but a son, and if a son, then an heir through God.</text:span></text:p>
      <text:p text:style-name="Normal"><text:span text:style-name="T254">Luke 2:16-21</text:span><text:s/><text:span text:style-name="T255">And they went with haste and found Mary and Joseph, and the baby lying in a manger. And when they saw it, they made known the saying that had been told them concerning this child. And all who heard it wondered at what the shepherds told them. But Mary treasured up all these things, pondering them in her heart. And the shepherds returned, glorifying and praising God for all they had heard and seen, as it had been told them. And at the end of eight days, when he was circumcised, he was called Jesus, the name given by the angel before he was conceived in the womb.</text:span></text:p>
      <text:p text:style-name="P256">To hear, see, spread and praise God for everything</text:p>
      <text:p text:style-name="Normal"><text:span text:style-name="T257">Numbers 6:22-27</text:span><text:s/>God wants to bless the nation of Israel because He loves each person deeply. He desires our success, shows kindness to us, and gives us peace (Numbers 6:26). While there are many moments in the Old Testament where God displays His wrath when people disobey Him, He ultimately reveals Himself as a loving God through the person of Jesus. God’s nature is fair and just—He does not let sin go unpunished. Yet He is also merciful, forgiving our sins just as He forgave the nation of Israel when Moses interceded for them (Exodus 32). God cares for us and protects us more than anyone else ever could. Starting the New Year with God’s blessing is a powerful reminder of His love for us. It’s an opportunity to dedicate the year to remembering Him and living for Him.</text:p>
      <text:p text:style-name="Normal"><text:span text:style-name="T258">Psalm 67:2-3, 5, 6, 8</text:span><text:s/>This psalm is all about God’s blessing. God not only shows us His mercy but on top of that, He gives us His blessing, which is described as His face shining upon us (Psalm 67:1). The psalm is a remembrance of God’s glory and power. The psalmist foreshadows that God’s nation and glory will spread all across the world (Psalm 67:3, 6-8). It speaks of the fulfillment of the Great Commission (Matthew 28:18-20). It was written for us and about us, we are honored to be part of the people to whom the message of the Gospel was conveyed. Let’s live the New Year by taking part in spreading the Word of God to all the nations and invite them to experience the love of God.</text:p>
      <text:p text:style-name="Normal"><text:span text:style-name="T259">Galatians 4:4-7</text:span><text:s/>God revealed Himself at the perfect time through a woman, highlighting that Jesus also had a human nature. Since Mary gave birth to and provided flesh for the Son of God, she is rightly called the Mother of God. We should not devalue her role, as God specifically chose her for this purpose “My soul magnifies the Lord, and my spirit rejoices in God my Savior, for he has looked on the humble estate of his servant. For behold, from now on all generations will call me blessed; for he who is mighty has done great things for me, and holy is his name” (Luke 1:46-49). By putting our faith in Jesus, we are adopted as sons and daughters of God, not as slaves. This reveals that God desires a close father-child relationship with us, not one based on fear or seeing Him as a strict ruler. When we get Baptized, we become members of the body of Christ, united with Him and with one another. When we call out to God, crying “Abba! Father!” it is an expression of deep love which made possible through the warmth and guidance of the Holy Spirit.</text:p>
      <text:soft-page-break/>
      <text:p text:style-name="Normal"><text:span text:style-name="T260">Luke 2:16-21</text:span><text:s/>The shepherds praised God for everything they saw and heard. They trusted Him wholeheartedly, even when things didn’t make sense. Mary did the same, treasuring all these events in her heart. God often shows up in our lives when we least expect it, just as He did with Mary and the shepherds. Their reactions show surprise and awe, but they chose to trust God instead of relying on their own understanding. Similarly, Jesus will return a second time when we don’t expect it. That’s why we must stay prepared, actively believing in Him and sharing the gospel just like the Shepherds told Mary and Joseph what they witnessed and on their way home were praising God for everything. They praised God for things that surprised them, scared them, made them happy and even for things that they didn’t fully understand. This shows that God is worthy of praise at any moment not just when we are filled with joy but when we are feeling down.</text:p>
      <text:p text:style-name="Normal">Jesus was circumcised on the eighth day after His birth, an event celebrated in the Catholic Church on January 1, the Octave of Christmas. In Catholic tradition, significant events like Easter and Christmas are celebrated for an octave—a period of eight days. For example, the eighth day after Easter is Divine Mercy Sunday, and the eighth day after Christmas marks the celebration of Jesus’ circumcision and naming. His circumcision was a sign of entering God’s covenant (Genesis 17:9-14), a practice that has since been replaced by the sacrament of Baptism.</text:p>
      <text:p text:style-name="P261">For the New Year we should seek to hear the astonishing message of the Lord, to observe the daily happenings of the world, to ponder everything in the heart as Mary did, and to share the received message with others so that we may all glorify God. Trusting in the Lord’s work, let us also hold onto the hope for peace, harmony, mutual understanding, and genuine respect in society.</text:p>
      <text:p text:style-name="P262">Second Sunday after Christmas (ABC)</text:p>
      <text:p text:style-name="P263">Sir 24:1-2, 8-12; Ps 147:12-13, 14-15, 19-20; Ef 1:3-6, 15-18; Jn 1:1-18</text:p>
      <text:p text:style-name="Normal"><text:span text:style-name="T264">Sirach 24:1-2, 8-12</text:span><text:span text:style-name="T265"><text:s/></text:span><text:span text:style-name="T266">Wisdom praises herself and tells of her glory in the midst of her people. In the assembly of the Most High, she opens her mouth, and in the presence of His power, she declares her glory. The Creator of all assigned a place for her; He made her dwell in the tent of Jacob. Wisdom took root among the glorious people and was established in Zion. She spread her branches out like a terebinth and planted herself near the river.</text:span></text:p>
      <text:p text:style-name="Normal"><text:span text:style-name="T267">Psalm 147:12-13, 14-15, 19-20</text:span><text:span text:style-name="T268"><text:s/></text:span><text:span text:style-name="T269">Praise the Lord, O Jerusalem! Praise your God, O Zion! For He strengthens the bars of your gates and blesses your children within you. He makes peace in your borders; He fills you with the finest of the wheat. He sends out His command to the earth; His word runs swiftly. He declares His word to Jacob, His statutes and rules to Israel. He has not dealt thus with any other nation; they do not know His rules.</text:span></text:p>
      <text:p text:style-name="Normal"><text:span text:style-name="T270">Ephesians 1:3-6, 15-18</text:span><text:span text:style-name="T271"><text:s/></text:span><text:span text:style-name="T272">Blessed be the God and Father of our Lord Jesus Christ, who has blessed us in Christ with every spiritual blessing in the heavenly places, even as He chose us in Him before the foundation of the world, that we should be holy and blameless before Him. In love, He predestined us for adoption to Himself as sons through Jesus Christ, according to the purpose of His will, to the praise of His glorious grace, with which He has blessed us in the Beloved. For this reason, because I have heard of your faith in the Lord Jesus and your love toward all the saints, I do not cease to give thanks for you, remembering you in my prayers. I pray that the God of our Lord Jesus Christ, the Father of glory, may give you the Spirit of wisdom and revelation in the knowledge of Him, having the eyes of your hearts enlightened.</text:span></text:p>
      <text:p text:style-name="Normal"><text:span text:style-name="T273">John 1:1-18</text:span><text:span text:style-name="T274"><text:s/>In the beginning was the Word, and the Word was with God, and the Word was God. He was in the beginning with God. All things were made through him, and without him was not anything made that was made. In him was life, and the life was the light of men. The light shines in the darkness, and the darkness has not overcome it. There was a man sent from God, whose name was John. He came as a witness, to bear witness about the light, that all might believe through him. He was not the light, but came<text:s/></text:span><text:soft-page-break/><text:span text:style-name="T275">to bear witness about the light. The true light, which gives light to everyone, was coming into the world. He was in the world, and the world was made through him, yet the world did not know him. He came to his own, and his own people did not receive him. But to all who did receive him, who believed in his name, he gave the right to become children of God, who were born, not of blood nor of the will of the flesh nor of the will of man, but of God. And the Word became flesh and dwelt among us, and we have seen his glory, glory as of the only Son from the Father, full of grace and truth. John bore witness about him, and cried out, “This was he of whom I said, ‘He who comes after me ranks before me, because he was before me.’” For from his fullness we have all received, grace upon grace. For the law was given through Moses; grace and truth came through Jesus Christ. No one has ever seen God; the only God, who is at the Father’s side, he has made him known.</text:span></text:p>
      <text:p text:style-name="P276">Wisdom, grace and truth</text:p>
      <text:p text:style-name="Normal"><text:span text:style-name="T277">Sirach 24:1-2, 8-12</text:span><text:s/>Wisdom is something very valuable. It is treated as part of God because it was created in the beginning. It is linked to the Word of God which is described in John 1:1-14. Wisdom is available at any time; however, it shows itself to only those who want it and are not acting foolish. In order to be wise, you must not be foolish. Fools are those who live for themselves without caring about God and setting themselves for judgement. Seeking wisdom is a smart thing to do. In the liturgy, this chapter is associated with Mary, the Mother of God, due to her constant and close connection with Christ, the incarnate Wisdom.</text:p>
      <text:p text:style-name="Normal"><text:span text:style-name="T278">Psalm 147:12-13, 14-15, 19-20</text:span><text:s/>The nation of Isreal was special to God because to his people God revealed his laws, miracles and sent His only son Jesus. Today, anyone from around the world who follows Jesus is equally special to God. God reveals himself to anyone and Israel is a representation of the community which believes in God. Praising God is a wise decision we should make.</text:p>
      <text:p text:style-name="Normal"><text:span text:style-name="T279">Ephesians 1:3-6, 15-18</text:span><text:s/>God predestined us to that we would walk with Him and live for Him. This predestination is caused by the will of God alone. He wants to show His goodness to others so that we would love Him. Our love for God is shown by our faith. Love to our neighbor is shown by works of charity. St. Paul prays so that God would give us a spirit of wisdom and revelation (Ephesians 1:17). Understand that a person who has wisdom is wealthier than a rich man. In order to gain wisdom, we must read the Bible and pray. Specifically, there are wisdom books in the Bible such as Proverbs, Wisdom, Sirach, Job, Ecclesiastes. The educated will be the brightness of the sky “<text:span text:style-name="T280">Those who are wise will shine like the brightness of the sky: and those who turn many to justice, as stars for all eternity</text:span> (Daniel 12:3).<text:s/>But<text:s/>in order to become educated we are<text:s/>required<text:s/>to have<text:s/>discipline. Trusting in yourself and your feelings<text:s/>is not a wise decision as God is not a feeling—our Christian life needs to be a discipline, we have to pray and seek God and his wisdom even when we don’t feel like it<text:s/>“Whoever trusts in his own mind is a fool,<text:s/>but he who walks in wisdom will be delivered.” (Proverbs 28:26).</text:p>
      <text:p text:style-name="Normal"><text:span text:style-name="T281">John 1:1-18</text:span><text:s/>The Word became flesh and showed His glory through grace and truth<text:s/>(John 1:14).<text:s/>The Eternal, Invisible, Incomprehensible God became visible, temporal, weak, and accessible in the Son of the Virgin Mary, Jesus. Without this act of God, we would remain powerless to know Him and to have a relationship with Him.<text:s/>His<text:s/>Grace can be described as an undeserved gift. Jesus came to earth to die for us and through His death we receive the gift of salvation because of His grace.<text:s/>For most people their hometown is a place that has a special place in their hearts. The value of the hometown can be measured and determined by all kinds of metrics but for us it has<text:s/>an<text:s/>indescribable value, something that can’t be purchased.<text:s/>Similarly,<text:s/>the grace of God is a gift that no one can purchase,<text:s/>its<text:s/>value is above anything on earth.<text:s/>God loves us so much that even after we betrayed Him and were unbelieves, He still died for us and brought us salvation.<text:s/>The greatest thing is that we can redeem His gift for free<text:s/>today.<text:s/>However, to accept God means to live for God. We must let go of our old selves and become a new creation<text:s/>in Christ Jesus.</text:p>
      <text:soft-page-break/>
      <text:p text:style-name="Normal">Before the incarnation of the Word, human minds were incapable of seeing the divine light in itself. In order that it might be more easily seen and contemplated by us, he covered it with the cloud of our flesh<text:s/>which was Christ Jesus “And as soon as Aaron spoke to the whole<text:s/>congregation of the people of Israel, they looked toward the wilderness, and behold, the glory of the Lord appeared in the cloud.” (Exodus<text:s/>16:10).</text:p>
      <text:p text:style-name="Normal">Our God, who became human—one of us—took the name Emmanuel, meaning "God with us." He desires to be with us in our joys, our concerns, our daily lives, our work—in short, everywhere. Why? Because He loves us: “We have come to know and to believe in the love that God has for us. God is love, and whoever abides in love abides in God, and God abides in him. We love because He first loved us” (1 John 4:16, 19).</text:p>
      <text:p text:style-name="Normal">In verse 18 it says that no man has ever seen God. This verse<text:s/>says<text:s/>that no one has ever seen<text:s/>the Father in the fullest because if we were to, then we would die. Since God is infinite and every created thing is finite, then that means that no created thing can represent Him fully. “God is his own existence and therefore his wisdom and greatness and anything else are the same. But all those cannot be represented through one created thing. Therefore, the knowledge by which God is seen through creatures is not a knowledge of his essence, but a knowledge that is dark and mirrored, and from afar.” (St. Thomas Aquinas Gospel commentary on John).<text:s/>God made himself known through His son Jesus<text:s/>who was uncreated<text:s/>and was the Word in the<text:s/>beginning. He is the reason<text:s/>why we know the character of God who is full of grace and mercy.</text:p>
      <text:p text:style-name="P2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style:text-properties fo:color="#0F4761"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5in"/>
      </style:footer-style>
    </style:page-layout>
    <style:style style:name="P57" style:parent-style-name="Footer" style:family="paragraph">
      <style:paragraph-properties fo:text-align="center"/>
    </style:style>
    <style:style style:name="P58" style:parent-style-name="Normal" style:family="paragraph">
      <style:text-properties fo:font-size="10pt" style:font-size-asian="10pt" style:font-size-complex="10pt"/>
    </style:style>
    <style:style style:name="P59" style:parent-style-name="Header" style:family="paragraph">
      <style:text-properties fo:font-size="10pt" style:font-size-asian="10pt" style:font-size-complex="10pt"/>
    </style:style>
    <style:page-layout style:name="PL2">
      <style:page-layout-properties fo:page-width="8.268in" fo:page-height="11.693in" style:print-orientation="portrait" fo:margin-top="0.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5in"/>
      </style:footer-style>
    </style:page-layout>
    <style:style style:name="P62" style:parent-style-name="Normal" style:family="paragraph">
      <style:text-properties fo:font-size="10pt" style:font-size-asian="10pt" style:font-size-complex="10pt"/>
    </style:style>
    <style:style style:name="P63" style:parent-style-name="Footer" style:family="paragraph">
      <style:paragraph-properties fo:text-align="center"/>
    </style:style>
    <style:style style:name="P64" style:parent-style-name="Normal" style:family="paragraph">
      <style:text-properties fo:font-size="10pt" style:font-size-asian="10pt" style:font-size-complex="10pt"/>
    </style:style>
    <style:style style:name="P65" style:parent-style-name="Header" style:family="paragraph">
      <style:text-properties fo:font-size="10pt" style:font-size-asian="10pt" style:font-size-complex="10pt"/>
    </style:style>
  </office:automatic-styles>
  <office:master-styles>
    <style:master-page style:name="MPF0" style:page-layout-name="PL0">
      <style:header>
        <text:p text:style-name="Header">The Solemnity of Our Lord Jesus Christ, King of the Universe (B)</text:p>
        <text:p text:style-name="Header"/>
      </style:header>
      <style:footer>
        <text:p text:style-name="P2"><text:page-number text:fixed="false">2</text:page-number></text:p>
        <text:p text:style-name="Footer"/>
      </style:footer>
      <style:header-first>
        <text:p text:style-name="Header">Contents</text:p>
      </style:header-first>
    </style:master-page>
    <style:master-page style:name="MPF1" style:page-layout-name="PL1">
      <style:header>
        <text:p text:style-name="Header">The Solemnity of Our Lord Jesus Christ, King of the Universe (B)</text:p>
        <text:p text:style-name="Header"/>
      </style:header>
      <style:footer>
        <text:p text:style-name="P57"><text:page-number text:fixed="false">2</text:page-number></text:p>
        <text:p text:style-name="Footer"/>
      </style:footer>
      <style:header-first>
        <text:p text:style-name="P58">The third liturgical year cycle (C)</text:p>
        <text:p text:style-name="P59"/>
      </style:header-first>
    </style:master-page>
    <style:master-page style:name="MPF2" style:page-layout-name="PL2">
      <style:header>
        <text:p text:style-name="P62">Advent (C)</text:p>
      </style:header>
      <style:footer>
        <text:p text:style-name="P63"><text:page-number text:fixed="false">2</text:page-number></text:p>
        <text:p text:style-name="Footer"/>
      </style:footer>
      <style:header-first>
        <text:p text:style-name="P64">Advent (C)</text:p>
        <text:p text:style-name="P65"/>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23T19:33:00Z</meta:creation-date>
    <dc:date>2025-01-05T18:07:00Z</dc:date>
    <meta:template xlink:href="Normal" xlink:type="simple"/>
    <meta:editing-cycles>231</meta:editing-cycles>
    <meta:editing-duration>PT208680S</meta:editing-duration>
    <meta:document-statistic meta:page-count="23" meta:paragraph-count="168" meta:word-count="12576" meta:character-count="84094" meta:row-count="597" meta:non-whitespace-character-count="71686"/>
  </office:meta>
</office:document-meta>
</file>